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Heading_20_3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P7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P8" style:family="paragraph" style:parent-style-name="Heading_20_3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P11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P12" style:family="paragraph" style:parent-style-name="Heading_20_3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tyle="italic" style:font-style-asian="italic" style:font-style-complex="italic"/>
    </style:style>
    <style:style style:name="T14_2" style:family="text">
      <style:text-properties fo:font-style="italic" style:font-style-asian="italic" style:font-style-complex="italic"/>
    </style:style>
    <style:style style:name="T14_3" style:family="text">
      <style:text-properties fo:font-style="italic" style:font-style-asian="italic" style:font-style-complex="italic"/>
    </style:style>
    <style:style style:name="T14_4" style:family="text">
      <style:text-properties fo:font-style="italic" style:font-style-asian="italic" style:font-style-complex="italic"/>
    </style:style>
    <style:style style:name="T14_5" style:family="text">
      <style:text-properties fo:font-style="italic" style:font-style-asian="italic" style:font-style-complex="italic"/>
    </style:style>
    <style:style style:name="T14_6" style:family="text">
      <style:text-properties fo:font-style="italic" style:font-style-asian="italic" style:font-style-complex="italic"/>
    </style:style>
    <style:style style:name="T14_7" style:family="text">
      <style:text-properties fo:font-style="italic" style:font-style-asian="italic" style:font-style-complex="italic"/>
    </style:style>
    <style:style style:name="T14_8" style:family="text">
      <style:text-properties fo:font-style="italic" style:font-style-asian="italic" style:font-style-complex="italic"/>
    </style:style>
    <style:style style:name="T14_9" style:family="text">
      <style:text-properties fo:font-style="italic" style:font-style-asian="italic" style:font-style-complex="italic"/>
    </style:style>
    <style:style style:name="P1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tyle="italic" style:font-style-asian="italic" style:font-style-complex="italic"/>
    </style:style>
    <style:style style:name="T17_2" style:family="text">
      <style:text-properties fo:font-style="italic" style:font-style-asian="italic" style:font-style-complex="italic"/>
    </style:style>
    <style:style style:name="T17_3" style:family="text">
      <style:text-properties fo:font-style="italic" style:font-style-asian="italic" style:font-style-complex="italic"/>
    </style:style>
    <style:style style:name="T17_4" style:family="text">
      <style:text-properties fo:font-style="italic" style:font-style-asian="italic" style:font-style-complex="italic"/>
    </style:style>
    <style:style style:name="T17_5" style:family="text">
      <style:text-properties fo:font-style="italic" style:font-style-asian="italic" style:font-style-complex="italic"/>
    </style:style>
    <style:style style:name="T17_6" style:family="text">
      <style:text-properties fo:font-style="italic" style:font-style-asian="italic" style:font-style-complex="italic"/>
    </style:style>
    <style:style style:name="T17_7" style:family="text">
      <style:text-properties fo:font-style="italic" style:font-style-asian="italic" style:font-style-complex="italic"/>
    </style:style>
    <style:style style:name="T17_8" style:family="text">
      <style:text-properties fo:font-style="italic" style:font-style-asian="italic" style:font-style-complex="italic"/>
    </style:style>
    <style:style style:name="T17_9" style:family="text">
      <style:text-properties fo:font-style="italic" style:font-style-asian="italic" style:font-style-complex="italic"/>
    </style:style>
    <style:style style:name="P18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T21_179" style:family="text"/>
    <style:style style:name="T21_180" style:family="text"/>
    <style:style style:name="T21_181" style:family="text"/>
    <style:style style:name="T21_182" style:family="text"/>
    <style:style style:name="T21_183" style:family="text"/>
    <style:style style:name="T21_184" style:family="text"/>
    <style:style style:name="T21_185" style:family="text"/>
    <style:style style:name="T21_186" style:family="text"/>
    <style:style style:name="T21_187" style:family="text"/>
    <style:style style:name="T21_188" style:family="text"/>
    <style:style style:name="T21_189" style:family="text"/>
    <style:style style:name="T21_190" style:family="text"/>
    <style:style style:name="T21_191" style:family="text"/>
    <style:style style:name="T21_192" style:family="text"/>
    <style:style style:name="T21_193" style:family="text"/>
    <style:style style:name="T21_194" style:family="text"/>
    <style:style style:name="T21_195" style:family="text"/>
    <style:style style:name="T21_196" style:family="text"/>
    <style:style style:name="T21_197" style:family="text"/>
    <style:style style:name="T21_198" style:family="text"/>
    <style:style style:name="T21_199" style:family="text"/>
    <style:style style:name="T21_200" style:family="text"/>
    <style:style style:name="T21_201" style:family="text"/>
    <style:style style:name="T21_202" style:family="text"/>
    <style:style style:name="T21_203" style:family="text"/>
    <style:style style:name="T21_204" style:family="text"/>
    <style:style style:name="T21_205" style:family="text"/>
    <style:style style:name="T21_206" style:family="text"/>
    <style:style style:name="T21_207" style:family="text"/>
    <style:style style:name="T21_208" style:family="text"/>
    <style:style style:name="T21_209" style:family="text"/>
    <style:style style:name="T21_210" style:family="text"/>
    <style:style style:name="T21_211" style:family="text"/>
    <style:style style:name="T21_212" style:family="text"/>
    <style:style style:name="T21_213" style:family="text"/>
    <style:style style:name="T21_214" style:family="text"/>
    <style:style style:name="T21_215" style:family="text"/>
    <style:style style:name="T21_216" style:family="text"/>
    <style:style style:name="T21_217" style:family="text"/>
    <style:style style:name="T21_218" style:family="text"/>
    <style:style style:name="T21_219" style:family="text"/>
    <style:style style:name="T21_220" style:family="text"/>
    <style:style style:name="T21_221" style:family="text"/>
    <style:style style:name="T21_222" style:family="text"/>
    <style:style style:name="T21_223" style:family="text"/>
    <style:style style:name="T21_224" style:family="text"/>
    <style:style style:name="T21_225" style:family="text"/>
    <style:style style:name="T21_226" style:family="text"/>
    <style:style style:name="T21_227" style:family="text"/>
    <style:style style:name="T21_228" style:family="text"/>
    <style:style style:name="T21_229" style:family="text"/>
    <style:style style:name="T21_230" style:family="text"/>
    <style:style style:name="T21_231" style:family="text"/>
    <style:style style:name="T21_232" style:family="text"/>
    <style:style style:name="T21_233" style:family="text"/>
    <style:style style:name="T21_234" style:family="text"/>
    <style:style style:name="T21_235" style:family="text"/>
    <style:style style:name="T21_236" style:family="text"/>
    <style:style style:name="T21_237" style:family="text"/>
    <style:style style:name="T21_238" style:family="text"/>
    <style:style style:name="T21_239" style:family="text"/>
    <style:style style:name="T21_240" style:family="text"/>
    <style:style style:name="T21_241" style:family="text"/>
    <style:style style:name="T21_242" style:family="text"/>
    <style:style style:name="T21_243" style:family="text"/>
    <style:style style:name="T21_24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T25_167" style:family="text"/>
    <style:style style:name="T25_168" style:family="text"/>
    <style:style style:name="T25_169" style:family="text"/>
    <style:style style:name="T25_170" style:family="text"/>
    <style:style style:name="T25_171" style:family="text"/>
    <style:style style:name="T25_172" style:family="text"/>
    <style:style style:name="T25_173" style:family="text"/>
    <style:style style:name="T25_174" style:family="text"/>
    <style:style style:name="T25_175" style:family="text"/>
    <style:style style:name="T25_176" style:family="text"/>
    <style:style style:name="T25_177" style:family="text"/>
    <style:style style:name="T25_178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T27_147" style:family="text"/>
    <style:style style:name="T27_148" style:family="text"/>
    <style:style style:name="T27_149" style:family="text"/>
    <style:style style:name="T27_150" style:family="text"/>
    <style:style style:name="T27_151" style:family="text"/>
    <style:style style:name="T27_152" style:family="text"/>
    <style:style style:name="T27_153" style:family="text"/>
    <style:style style:name="T27_154" style:family="text"/>
    <style:style style:name="T27_155" style:family="text"/>
    <style:style style:name="T27_156" style:family="text"/>
    <style:style style:name="T27_157" style:family="text"/>
    <style:style style:name="T27_158" style:family="text"/>
    <style:style style:name="T27_159" style:family="text"/>
    <style:style style:name="T27_160" style:family="text"/>
    <style:style style:name="T27_161" style:family="text"/>
    <style:style style:name="T27_162" style:family="text"/>
    <style:style style:name="T27_163" style:family="text"/>
    <style:style style:name="T27_164" style:family="text"/>
    <style:style style:name="T27_165" style:family="text"/>
    <style:style style:name="T27_166" style:family="text"/>
    <style:style style:name="T27_167" style:family="text"/>
    <style:style style:name="T27_168" style:family="text"/>
    <style:style style:name="T27_169" style:family="text"/>
    <style:style style:name="T27_170" style:family="text"/>
    <style:style style:name="T27_171" style:family="text"/>
    <style:style style:name="T27_172" style:family="text"/>
    <style:style style:name="T27_173" style:family="text"/>
    <style:style style:name="T27_174" style:family="text"/>
    <style:style style:name="T27_175" style:family="text"/>
    <style:style style:name="T27_176" style:family="text"/>
    <style:style style:name="T27_177" style:family="text"/>
    <style:style style:name="T27_178" style:family="text"/>
    <style:style style:name="T27_179" style:family="text"/>
    <style:style style:name="T27_180" style:family="text"/>
    <style:style style:name="T27_181" style:family="text"/>
    <style:style style:name="T27_182" style:family="text"/>
    <style:style style:name="T27_183" style:family="text"/>
    <style:style style:name="T27_184" style:family="text"/>
    <style:style style:name="T27_185" style:family="text"/>
    <style:style style:name="T27_186" style:family="text"/>
    <style:style style:name="T27_187" style:family="text"/>
    <style:style style:name="T27_188" style:family="text"/>
    <style:style style:name="T27_189" style:family="text"/>
    <style:style style:name="T27_190" style:family="text"/>
    <style:style style:name="T27_191" style:family="text"/>
    <style:style style:name="T27_192" style:family="text"/>
    <style:style style:name="T27_193" style:family="text"/>
    <style:style style:name="T27_194" style:family="text"/>
    <style:style style:name="T27_195" style:family="text"/>
    <style:style style:name="T27_196" style:family="text"/>
    <style:style style:name="T27_197" style:family="text"/>
    <style:style style:name="T27_198" style:family="text"/>
    <style:style style:name="T27_199" style:family="text"/>
    <style:style style:name="T27_200" style:family="text"/>
    <style:style style:name="T27_201" style:family="text"/>
    <style:style style:name="T27_202" style:family="text"/>
    <style:style style:name="T27_203" style:family="text"/>
    <style:style style:name="T27_204" style:family="text"/>
    <style:style style:name="T27_205" style:family="text"/>
    <style:style style:name="T27_206" style:family="text"/>
    <style:style style:name="T27_207" style:family="text"/>
    <style:style style:name="T27_208" style:family="text"/>
    <style:style style:name="T27_209" style:family="text"/>
    <style:style style:name="T27_210" style:family="text"/>
    <style:style style:name="T27_211" style:family="text"/>
    <style:style style:name="T27_212" style:family="text"/>
    <style:style style:name="T27_213" style:family="text"/>
    <style:style style:name="T27_214" style:family="text"/>
    <style:style style:name="T27_215" style:family="text"/>
    <style:style style:name="T27_216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cqmnqwpprlf7"/><text:bookmark-end text:name="h.cqmnqwpprlf7"/><text:span text:style-name="T1_1">Push</text:span><text:span text:style-name="T1_2"><text:s/></text:span><text:span text:style-name="T1_3">Design</text:span><text:span text:style-name="T1_4"><text:s/></text:span><text:span text:style-name="T1_5">Draft</text:span></text:h>
      <text:h text:style-name="P2" text:outline-level="10"><text:bookmark-start text:name="h.6ip1wi1586qc"/><text:bookmark-end text:name="h.6ip1wi1586qc"/><text:span text:style-name="T2_1">General</text:span><text:span text:style-name="T2_2"><text:s/></text:span><text:span text:style-name="T2_3">rules</text:span><text:span text:style-name="T2_4">:</text:span></text:h>
      <text:list text:style-name="LS1" xml:id="list0">
        <text:list-item>
          <text:p text:style-name="P3"><text:span text:style-name="T3_1">do</text:span><text:span text:style-name="T3_2"><text:s/></text:span><text:span text:style-name="T3_3">as</text:span><text:span text:style-name="T3_4"><text:s/></text:span><text:span text:style-name="T3_5">much</text:span><text:span text:style-name="T3_6"><text:s/></text:span><text:span text:style-name="T3_7">business</text:span><text:span text:style-name="T3_8"><text:s/></text:span><text:span text:style-name="T3_9">logic</text:span><text:span text:style-name="T3_10"><text:s/></text:span><text:span text:style-name="T3_11">as</text:span><text:span text:style-name="T3_12"><text:s/></text:span><text:span text:style-name="T3_13">possible</text:span><text:span text:style-name="T3_14"><text:s/></text:span><text:span text:style-name="T3_15">in</text:span><text:span text:style-name="T3_16"><text:s/></text:span><text:span text:style-name="T3_17">Javascript</text:span><text:span text:style-name="T3_18">,<text:s/></text:span><text:span text:style-name="T3_19">only</text:span><text:span text:style-name="T3_20"><text:s/></text:span><text:span text:style-name="T3_21">UPnP</text:span><text:span text:style-name="T3_22"><text:s/></text:span><text:span text:style-name="T3_23">specific</text:span><text:span text:style-name="T3_24"><text:s/></text:span><text:span text:style-name="T3_25">interfacing</text:span><text:span text:style-name="T3_26"><text:s/></text:span><text:span text:style-name="T3_27">will</text:span><text:span text:style-name="T3_28"><text:s/></text:span><text:span text:style-name="T3_29">go</text:span><text:span text:style-name="T3_30"><text:s/></text:span><text:span text:style-name="T3_31">to</text:span><text:span text:style-name="T3_32"><text:s/></text:span><text:span text:style-name="T3_33">C</text:span><text:span text:style-name="T3_34">++</text:span></text:p>
        </text:list-item>
        <text:list-item>
          <text:p text:style-name="P4"><text:span text:style-name="T4_1">use</text:span><text:span text:style-name="T4_2"><text:s/></text:span><text:span text:style-name="T4_3">existing</text:span><text:span text:style-name="T4_4"><text:s/></text:span><text:span text:style-name="T4_5">SB</text:span><text:span text:style-name="T4_6"><text:s/></text:span><text:span text:style-name="T4_7">Library</text:span><text:span text:style-name="T4_8"><text:s/></text:span><text:span text:style-name="T4_9">capabilities</text:span><text:span text:style-name="T4_10"><text:s/></text:span><text:span text:style-name="T4_11">to</text:span><text:span text:style-name="T4_12"><text:s/></text:span><text:span text:style-name="T4_13">store</text:span><text:span text:style-name="T4_14"><text:s/></text:span><text:span text:style-name="T4_15">and</text:span><text:span text:style-name="T4_16"><text:s/></text:span><text:span text:style-name="T4_17">manage</text:span><text:span text:style-name="T4_18"><text:s/></text:span><text:span text:style-name="T4_19">device</text:span><text:span text:style-name="T4_20"><text:s/></text:span><text:span text:style-name="T4_21">playlists</text:span></text:p>
        </text:list-item>
        <text:list-item>
          <text:p text:style-name="P5"><text:span text:style-name="T5_1">use</text:span><text:span text:style-name="T5_2"><text:s/></text:span><text:span text:style-name="T5_3">existing</text:span><text:span text:style-name="T5_4"><text:s/></text:span><text:span text:style-name="T5_5">MediaServer</text:span><text:span text:style-name="T5_6"><text:s/></text:span><text:span text:style-name="T5_7">classes</text:span><text:span text:style-name="T5_8"><text:s/></text:span><text:span text:style-name="T5_9">to</text:span><text:span text:style-name="T5_10"><text:s/></text:span><text:span text:style-name="T5_11">obtain</text:span><text:span text:style-name="T5_12"><text:s/></text:span><text:span text:style-name="T5_13">media</text:span><text:span text:style-name="T5_14"><text:s/></text:span><text:span text:style-name="T5_15">metadata</text:span><text:span text:style-name="T5_16"><text:s/>(</text:span><text:span text:style-name="T5_17">DLNA</text:span><text:span text:style-name="T5_18"><text:s/></text:span><text:span text:style-name="T5_19">profiles</text:span><text:span text:style-name="T5_20">,<text:s/></text:span><text:span text:style-name="T5_21">properties</text:span><text:span text:style-name="T5_22">,<text:s/></text:span><text:span text:style-name="T5_23">album</text:span><text:span text:style-name="T5_24"><text:s/></text:span><text:span text:style-name="T5_25">art</text:span><text:span text:style-name="T5_26">)</text:span></text:p>
        </text:list-item>
        <text:list-item>
          <text:p text:style-name="P6"><text:span text:style-name="T6_1">the</text:span><text:span text:style-name="T6_2"><text:s/></text:span><text:span text:style-name="T6_3">nature</text:span><text:span text:style-name="T6_4"><text:s/></text:span><text:span text:style-name="T6_5">of</text:span><text:span text:style-name="T6_6"><text:s/></text:span><text:span text:style-name="T6_7">push</text:span><text:span text:style-name="T6_8"><text:s/></text:span><text:span text:style-name="T6_9">does</text:span><text:span text:style-name="T6_10"><text:s/></text:span><text:span text:style-name="T6_11">not</text:span><text:span text:style-name="T6_12"><text:s/></text:span><text:span text:style-name="T6_13">ask</text:span><text:span text:style-name="T6_14"><text:s/></text:span><text:span text:style-name="T6_15">for</text:span><text:span text:style-name="T6_16"><text:s/></text:span><text:span text:style-name="T6_17">immediate</text:span><text:span text:style-name="T6_18"><text:s/></text:span><text:span text:style-name="T6_19">reactions</text:span><text:span text:style-name="T6_20"><text:s/>(</text:span><text:span text:style-name="T6_21">in</text:span><text:span text:style-name="T6_22"><text:s/></text:span><text:span text:style-name="T6_23">terms</text:span><text:span text:style-name="T6_24"><text:s/></text:span><text:span text:style-name="T6_25">of</text:span><text:span text:style-name="T6_26"><text:s/></text:span><text:span text:style-name="T6_27">hunting</text:span><text:span text:style-name="T6_28"><text:s/></text:span><text:span text:style-name="T6_29">millisecond</text:span><text:span text:style-name="T6_30"><text:s/></text:span><text:span text:style-name="T6_31">timeouts</text:span><text:span text:style-name="T6_32">)<text:s/></text:span><text:span text:style-name="T6_33">so</text:span><text:span text:style-name="T6_34"><text:s/></text:span><text:span text:style-name="T6_35">synchronous</text:span><text:span text:style-name="T6_36"><text:s/></text:span><text:span text:style-name="T6_37">operations</text:span><text:span text:style-name="T6_38"><text:s/></text:span><text:span text:style-name="T6_39">will</text:span><text:span text:style-name="T6_40"><text:s/></text:span><text:span text:style-name="T6_41">be</text:span><text:span text:style-name="T6_42"><text:s/></text:span><text:span text:style-name="T6_43">avoided</text:span><text:span text:style-name="T6_44"><text:s/></text:span><text:span text:style-name="T6_45">as</text:span><text:span text:style-name="T6_46"><text:s/></text:span><text:span text:style-name="T6_47">much</text:span><text:span text:style-name="T6_48"><text:s/></text:span><text:span text:style-name="T6_49">as</text:span><text:span text:style-name="T6_50"><text:s/></text:span><text:span text:style-name="T6_51">possible</text:span><text:span text:style-name="T6_52">.<text:s/></text:span><text:span text:style-name="T6_53">XPCOM</text:span><text:span text:style-name="T6_54"><text:s/></text:span><text:span text:style-name="T6_55">interface</text:span><text:span text:style-name="T6_56"><text:s/></text:span><text:span text:style-name="T6_57">will</text:span><text:span text:style-name="T6_58"><text:s/></text:span><text:span text:style-name="T6_59">be</text:span><text:span text:style-name="T6_60"><text:s/></text:span><text:span text:style-name="T6_61">designed</text:span><text:span text:style-name="T6_62"><text:s/></text:span><text:span text:style-name="T6_63">as</text:span><text:span text:style-name="T6_64"><text:s/></text:span><text:span text:style-name="T6_65">asynchronous</text:span><text:span text:style-name="T6_66"><text:s/>(</text:span><text:span text:style-name="T6_67">no</text:span><text:span text:style-name="T6_68"><text:s/></text:span><text:span text:style-name="T6_69">immediate</text:span><text:span text:style-name="T6_70"><text:s/></text:span><text:span text:style-name="T6_71">return</text:span><text:span text:style-name="T6_72"><text:s/></text:span><text:span text:style-name="T6_73">values</text:span><text:span text:style-name="T6_74">).<text:s/></text:span><text:span text:style-name="T6_75">Platinum</text:span><text:span text:style-name="T6_76"><text:s/></text:span><text:span text:style-name="T6_77">operation</text:span><text:span text:style-name="T6_78"><text:s/></text:span><text:span text:style-name="T6_79">is</text:span><text:span text:style-name="T6_80"><text:s/></text:span><text:span text:style-name="T6_81">asynchronous</text:span><text:span text:style-name="T6_82"><text:s/></text:span><text:span text:style-name="T6_83">by</text:span><text:span text:style-name="T6_84"><text:s/></text:span><text:span text:style-name="T6_85">nature</text:span><text:span text:style-name="T6_86"><text:s/>(</text:span><text:span text:style-name="T6_87">HTTP</text:span><text:span text:style-name="T6_88"><text:s/></text:span><text:span text:style-name="T6_89">timeouts</text:span><text:span text:style-name="T6_90">).</text:span></text:p>
        </text:list-item>
        <text:list-item>
          <text:p text:style-name="P7"><text:span text:style-name="T7_1">make</text:span><text:span text:style-name="T7_2"><text:s/></text:span><text:span text:style-name="T7_3">as</text:span><text:span text:style-name="T7_4"><text:s/></text:span><text:span text:style-name="T7_5">an</text:span><text:span text:style-name="T7_6"><text:s/></text:span><text:span text:style-name="T7_7">integral</text:span><text:span text:style-name="T7_8"><text:s/></text:span><text:span text:style-name="T7_9">part</text:span><text:span text:style-name="T7_10"><text:s/></text:span><text:span text:style-name="T7_11">of</text:span><text:span text:style-name="T7_12"><text:s/></text:span><text:span text:style-name="T7_13">existing</text:span><text:span text:style-name="T7_14"><text:s/></text:span><text:span text:style-name="T7_15">MediaServer</text:span><text:span text:style-name="T7_16"><text:s/></text:span><text:span text:style-name="T7_17">service</text:span><text:span text:style-name="T7_18"><text:s/></text:span><text:span text:style-name="T7_19">to</text:span><text:span text:style-name="T7_20"><text:s/></text:span><text:span text:style-name="T7_21">simplify</text:span><text:span text:style-name="T7_22"><text:s/></text:span><text:span text:style-name="T7_23">UPnP</text:span><text:span text:style-name="T7_24"><text:s/></text:span><text:span text:style-name="T7_25">engine</text:span><text:span text:style-name="T7_26"><text:s/></text:span><text:span text:style-name="T7_27">startup</text:span><text:span text:style-name="T7_28"><text:s/></text:span><text:span text:style-name="T7_29">and</text:span><text:span text:style-name="T7_30"><text:s/></text:span><text:span text:style-name="T7_31">shutdown</text:span><text:span text:style-name="T7_32">.<text:s/></text:span><text:span text:style-name="T7_33">The</text:span><text:span text:style-name="T7_34"><text:s/></text:span><text:span text:style-name="T7_35">UPnP</text:span><text:span text:style-name="T7_36"><text:s/></text:span><text:span text:style-name="T7_37">engine</text:span><text:span text:style-name="T7_38"><text:s/></text:span><text:span text:style-name="T7_39">is</text:span><text:span text:style-name="T7_40"><text:s/></text:span><text:span text:style-name="T7_41">understood</text:span><text:span text:style-name="T7_42"><text:s/></text:span><text:span text:style-name="T7_43">as</text:span><text:span text:style-name="T7_44"><text:s/></text:span><text:span text:style-name="T7_45">application</text:span><text:span text:style-name="T7_46"><text:s/></text:span><text:span text:style-name="T7_47">wide</text:span><text:span text:style-name="T7_48"><text:s/></text:span><text:span text:style-name="T7_49">singleton</text:span><text:span text:style-name="T7_50">,<text:s/></text:span><text:span text:style-name="T7_51">so</text:span><text:span text:style-name="T7_52"><text:s/></text:span><text:span text:style-name="T7_53">nontrivial</text:span><text:span text:style-name="T7_54"><text:s/></text:span><text:span text:style-name="T7_55">syncing</text:span><text:span text:style-name="T7_56"><text:s/></text:span><text:span text:style-name="T7_57">issues</text:span><text:span text:style-name="T7_58"><text:s/></text:span><text:span text:style-name="T7_59">may</text:span><text:span text:style-name="T7_60"><text:s/></text:span><text:span text:style-name="T7_61">arise</text:span><text:span text:style-name="T7_62"><text:s/></text:span><text:span text:style-name="T7_63">on</text:span><text:span text:style-name="T7_64"><text:s/></text:span><text:span text:style-name="T7_65">addon</text:span><text:span text:style-name="T7_66"><text:s/></text:span><text:span text:style-name="T7_67">startup</text:span><text:span text:style-name="T7_68"><text:s/></text:span><text:span text:style-name="T7_69">and</text:span><text:span text:style-name="T7_70"><text:s/></text:span><text:span text:style-name="T7_71">shutdown</text:span><text:span text:style-name="T7_72">,<text:s/></text:span><text:span text:style-name="T7_73">if</text:span><text:span text:style-name="T7_74"><text:s/></text:span><text:span text:style-name="T7_75">the</text:span><text:span text:style-name="T7_76"><text:s/></text:span><text:span text:style-name="T7_77">MediaServer</text:span><text:span text:style-name="T7_78"><text:s/></text:span><text:span text:style-name="T7_79">and</text:span><text:span text:style-name="T7_80"><text:s/></text:span><text:span text:style-name="T7_81">Push</text:span><text:span text:style-name="T7_82"><text:s/></text:span><text:span text:style-name="T7_83">were</text:span><text:span text:style-name="T7_84"><text:s/></text:span><text:span text:style-name="T7_85">separate</text:span><text:span text:style-name="T7_86"><text:s/></text:span><text:span text:style-name="T7_87">services</text:span><text:span text:style-name="T7_88">.</text:span></text:p>
        </text:list-item>
      </text:list>
      <text:h text:style-name="P8" text:outline-level="10"><text:bookmark-start text:name="h.k6zzzgqrbug"/><text:bookmark-end text:name="h.k6zzzgqrbug"/><text:span text:style-name="T8_1">Dependencies</text:span><text:span text:style-name="T8_2"><text:s/></text:span><text:span text:style-name="T8_3">and</text:span><text:span text:style-name="T8_4"><text:s/></text:span><text:span text:style-name="T8_5">separation</text:span><text:span text:style-name="T8_6"><text:s/></text:span><text:span text:style-name="T8_7">of</text:span><text:span text:style-name="T8_8"><text:s/></text:span><text:span text:style-name="T8_9">concerns</text:span><text:span text:style-name="T8_10">:</text:span></text:h>
      <text:list text:style-name="LS2" xml:id="list5">
        <text:list-item>
          <text:p text:style-name="P9"><text:span text:style-name="T9_1">GUI</text:span><text:span text:style-name="T9_2"><text:s/>(</text:span><text:span text:style-name="T9_3">JS</text:span><text:span text:style-name="T9_4">)</text:span><text:span text:style-name="T9_5"><text:s/></text:span><text:span text:style-name="T9_6">is</text:span><text:span text:style-name="T9_7"><text:s/></text:span><text:span text:style-name="T9_8">heavily</text:span><text:span text:style-name="T9_9"><text:s/></text:span><text:span text:style-name="T9_10">Songbird</text:span><text:span text:style-name="T9_11"><text:s/></text:span><text:span text:style-name="T9_12">specific</text:span><text:span text:style-name="T9_13">.<text:s/></text:span><text:span text:style-name="T9_14">Responsible</text:span><text:span text:style-name="T9_15"><text:s/></text:span><text:span text:style-name="T9_16">for</text:span><text:span text:style-name="T9_17"><text:s/></text:span><text:span text:style-name="T9_18">managing</text:span><text:span text:style-name="T9_19"><text:s/></text:span><text:span text:style-name="T9_20">the</text:span><text:span text:style-name="T9_21"><text:s/></text:span><text:span text:style-name="T9_22">playlists</text:span><text:span text:style-name="T9_23">,<text:s/></text:span><text:span text:style-name="T9_24">hence</text:span><text:span text:style-name="T9_25"><text:s/></text:span><text:span text:style-name="T9_26">communicating</text:span><text:span text:style-name="T9_27"><text:s/></text:span><text:span text:style-name="T9_28">with</text:span><text:span text:style-name="T9_29"><text:s/></text:span><text:span text:style-name="T9_30">SB</text:span><text:span text:style-name="T9_31"><text:s/></text:span><text:span text:style-name="T9_32">library</text:span><text:span text:style-name="T9_33"><text:s/></text:span><text:span text:style-name="T9_34">and</text:span><text:span text:style-name="T9_35"><text:s/></text:span><text:span text:style-name="T9_36">issuing</text:span><text:span text:style-name="T9_37"><text:s/></text:span><text:span text:style-name="T9_38">commands</text:span><text:span text:style-name="T9_39"><text:s/></text:span><text:span text:style-name="T9_40">to</text:span><text:span text:style-name="T9_41"><text:s/></text:span><text:span text:style-name="T9_42">the</text:span><text:span text:style-name="T9_43"><text:s/></text:span><text:span text:style-name="T9_44">device</text:span><text:span text:style-name="T9_45"><text:s/></text:span><text:span text:style-name="T9_46">abstractions</text:span><text:span text:style-name="T9_47">.<text:s/></text:span><text:span text:style-name="T9_48">It</text:span><text:span text:style-name="T9_49"><text:s/></text:span><text:span text:style-name="T9_50">should</text:span><text:span text:style-name="T9_51"><text:s/></text:span><text:span text:style-name="T9_52">not</text:span><text:span text:style-name="T9_53"><text:s/></text:span><text:span text:style-name="T9_54">care</text:span><text:span text:style-name="T9_55"><text:s/></text:span><text:span text:style-name="T9_56">about</text:span><text:span text:style-name="T9_57"><text:s/></text:span><text:span text:style-name="T9_58">UPnP</text:span><text:span text:style-name="T9_59"><text:s/></text:span><text:span text:style-name="T9_60">specific</text:span><text:span text:style-name="T9_61"><text:s/></text:span><text:span text:style-name="T9_62">issues</text:span><text:span text:style-name="T9_63"><text:s/></text:span><text:span text:style-name="T9_64">like</text:span><text:span text:style-name="T9_65"><text:s/></text:span><text:span text:style-name="T9_66">protocol</text:span><text:span text:style-name="T9_67"><text:s/></text:span><text:span text:style-name="T9_68">formatting</text:span><text:span text:style-name="T9_69"><text:s/></text:span><text:span text:style-name="T9_70">or</text:span><text:span text:style-name="T9_71"><text:s/></text:span><text:span text:style-name="T9_72">what</text:span><text:span text:style-name="T9_73"><text:s/></text:span><text:span text:style-name="T9_74">method</text:span><text:span text:style-name="T9_75"><text:s/></text:span><text:span text:style-name="T9_76">is</text:span><text:span text:style-name="T9_77"><text:s/></text:span><text:span text:style-name="T9_78">needed</text:span><text:span text:style-name="T9_79"><text:s/></text:span><text:span text:style-name="T9_80">to</text:span><text:span text:style-name="T9_81"><text:s/></text:span><text:span text:style-name="T9_82">set</text:span><text:span text:style-name="T9_83"><text:s/></text:span><text:span text:style-name="T9_84">they</text:span><text:span text:style-name="T9_85"><text:s/></text:span><text:span text:style-name="T9_86">playback</text:span><text:span text:style-name="T9_87"><text:s/></text:span><text:span text:style-name="T9_88">URI</text:span><text:span text:style-name="T9_89">.</text:span></text:p>
        </text:list-item>
        <text:list-item>
          <text:p text:style-name="P10"><text:span text:style-name="T10_1">Service</text:span><text:span text:style-name="T10_2"><text:s/></text:span><text:span text:style-name="T10_3">is</text:span><text:span text:style-name="T10_4"><text:s/></text:span><text:span text:style-name="T10_5">Mozilla</text:span><text:span text:style-name="T10_6"><text:s/></text:span><text:span text:style-name="T10_7">specific</text:span><text:span text:style-name="T10_8"><text:s/></text:span><text:span text:style-name="T10_9">but</text:span><text:span text:style-name="T10_10"><text:s/></text:span><text:span text:style-name="T10_11">not</text:span><text:span text:style-name="T10_12"><text:s/></text:span><text:span text:style-name="T10_13">necessarily</text:span><text:span text:style-name="T10_14"><text:s/></text:span><text:span text:style-name="T10_15">Songbird</text:span><text:span text:style-name="T10_16"><text:s/></text:span><text:span text:style-name="T10_17">specific</text:span><text:span text:style-name="T10_18">.<text:s/></text:span><text:span text:style-name="T10_19">Depends</text:span><text:span text:style-name="T10_20"><text:s/></text:span><text:span text:style-name="T10_21">on</text:span><text:span text:style-name="T10_22"><text:s/></text:span><text:span text:style-name="T10_23">Platinum</text:span><text:span text:style-name="T10_24">.<text:s/></text:span><text:span text:style-name="T10_25">Responsible</text:span><text:span text:style-name="T10_26"><text:s/></text:span><text:span text:style-name="T10_27">for</text:span><text:span text:style-name="T10_28"><text:s/></text:span><text:span text:style-name="T10_29">keeping</text:span><text:span text:style-name="T10_30"><text:s/></text:span><text:span text:style-name="T10_31">the</text:span><text:span text:style-name="T10_32"><text:s/></text:span><text:span text:style-name="T10_33">state</text:span><text:span text:style-name="T10_34"><text:s/></text:span><text:span text:style-name="T10_35">information</text:span><text:span text:style-name="T10_36"><text:s/></text:span><text:span text:style-name="T10_37">about</text:span><text:span text:style-name="T10_38"><text:s/></text:span><text:span text:style-name="T10_39">the</text:span><text:span text:style-name="T10_40"><text:s/></text:span><text:span text:style-name="T10_41">devices</text:span><text:span text:style-name="T10_42"><text:s/></text:span><text:span text:style-name="T10_43">and</text:span><text:span text:style-name="T10_44"><text:s/></text:span><text:span text:style-name="T10_45">translation</text:span><text:span text:style-name="T10_46"><text:s/></text:span><text:span text:style-name="T10_47">of</text:span><text:span text:style-name="T10_48"><text:s/></text:span><text:span text:style-name="T10_49">events</text:span><text:span text:style-name="T10_50"><text:s/></text:span><text:span text:style-name="T10_51">and</text:span><text:span text:style-name="T10_52"><text:s/></text:span><text:span text:style-name="T10_53">media</text:span><text:span text:style-name="T10_54"><text:s/></text:span><text:span text:style-name="T10_55">items</text:span><text:span text:style-name="T10_56"><text:s/></text:span><text:span text:style-name="T10_57">between</text:span><text:span text:style-name="T10_58"><text:s/></text:span><text:span text:style-name="T10_59">frontend</text:span><text:span text:style-name="T10_60"><text:s/></text:span><text:span text:style-name="T10_61">and</text:span><text:span text:style-name="T10_62"><text:s/></text:span><text:span text:style-name="T10_63">network</text:span><text:span text:style-name="T10_64"><text:s/></text:span><text:span text:style-name="T10_65">layer</text:span><text:span text:style-name="T10_66">.<text:s/></text:span><text:span text:style-name="T10_67">It</text:span><text:span text:style-name="T10_68"><text:s/></text:span><text:span text:style-name="T10_69">doesn</text:span><text:span text:style-name="T10_70">’</text:span><text:span text:style-name="T10_71">t</text:span><text:span text:style-name="T10_72"><text:s/></text:span><text:span text:style-name="T10_73">care</text:span><text:span text:style-name="T10_74"><text:s/></text:span><text:span text:style-name="T10_75">about</text:span><text:span text:style-name="T10_76"><text:s/></text:span><text:span text:style-name="T10_77">playlist</text:span><text:span text:style-name="T10_78"><text:s/></text:span><text:span text:style-name="T10_79">management</text:span><text:span text:style-name="T10_80"><text:s/></text:span><text:span text:style-name="T10_81">and</text:span><text:span text:style-name="T10_82"><text:s/></text:span><text:span text:style-name="T10_83">have</text:span><text:span text:style-name="T10_84"><text:s/></text:span><text:span text:style-name="T10_85">no</text:span><text:span text:style-name="T10_86"><text:s/></text:span><text:span text:style-name="T10_87">reason</text:span><text:span text:style-name="T10_88"><text:s/></text:span><text:span text:style-name="T10_89">to</text:span><text:span text:style-name="T10_90"><text:s/></text:span><text:span text:style-name="T10_91">access</text:span><text:span text:style-name="T10_92"><text:s/></text:span><text:span text:style-name="T10_93">the</text:span><text:span text:style-name="T10_94"><text:s/></text:span><text:span text:style-name="T10_95">Songbird</text:span><text:span text:style-name="T10_96"><text:s/></text:span><text:span text:style-name="T10_97">library</text:span><text:span text:style-name="T10_98"><text:s/></text:span><text:span text:style-name="T10_99">directly</text:span><text:span text:style-name="T10_100">.<text:s/></text:span><text:span text:style-name="T10_101">However</text:span><text:span text:style-name="T10_102"><text:s/></text:span><text:span text:style-name="T10_103">will</text:span><text:span text:style-name="T10_104"><text:s/></text:span><text:span text:style-name="T10_105">be</text:span><text:span text:style-name="T10_106"><text:s/></text:span><text:span text:style-name="T10_107">calling</text:span><text:span text:style-name="T10_108"><text:s/></text:span><text:span text:style-name="T10_109">into</text:span><text:span text:style-name="T10_110"><text:s/></text:span><text:span text:style-name="T10_111">existing</text:span><text:span text:style-name="T10_112"><text:s/></text:span><text:span text:style-name="T10_113">MediaServer</text:span><text:span text:style-name="T10_114"><text:s/></text:span><text:span text:style-name="T10_115">code</text:span><text:span text:style-name="T10_116">.</text:span></text:p>
        </text:list-item>
        <text:list-item>
          <text:p text:style-name="P11"><text:span text:style-name="T11_1">Platinum</text:span><text:span text:style-name="T11_2"><text:s/></text:span><text:span text:style-name="T11_3">is</text:span><text:span text:style-name="T11_4"><text:s/></text:span><text:span text:style-name="T11_5">not</text:span><text:span text:style-name="T11_6"><text:s/></text:span><text:span text:style-name="T11_7">dependent</text:span><text:span text:style-name="T11_8"><text:s/></text:span><text:span text:style-name="T11_9">on</text:span><text:span text:style-name="T11_10"><text:s/></text:span><text:span text:style-name="T11_11">Mozilla</text:span><text:span text:style-name="T11_12"><text:s/></text:span><text:span text:style-name="T11_13">neither</text:span><text:span text:style-name="T11_14"><text:s/></text:span><text:span text:style-name="T11_15">Songbird</text:span><text:span text:style-name="T11_16"><text:s/></text:span><text:span text:style-name="T11_17">and</text:span><text:span text:style-name="T11_18"><text:s/></text:span><text:span text:style-name="T11_19">is</text:span><text:span text:style-name="T11_20"><text:s/></text:span><text:span text:style-name="T11_21">an</text:span><text:span text:style-name="T11_22"><text:s/></text:span><text:span text:style-name="T11_23">event</text:span><text:span text:style-name="T11_24"><text:s/></text:span><text:span text:style-name="T11_25">source</text:span><text:span text:style-name="T11_26"><text:s/></text:span><text:span text:style-name="T11_27">and</text:span><text:span text:style-name="T11_28"><text:s/></text:span><text:span text:style-name="T11_29">push</text:span><text:span text:style-name="T11_30"><text:s/></text:span><text:span text:style-name="T11_31">action</text:span><text:span text:style-name="T11_32"><text:s/></text:span><text:span text:style-name="T11_33">sink</text:span><text:span text:style-name="T11_34"><text:s/></text:span><text:span text:style-name="T11_35">for</text:span><text:span text:style-name="T11_36"><text:s/></text:span><text:span text:style-name="T11_37">the</text:span><text:span text:style-name="T11_38"><text:s/></text:span><text:span text:style-name="T11_39">Service</text:span><text:span text:style-name="T11_40">.<text:s/></text:span></text:p>
        </text:list-item>
      </text:list>
      <text:h text:style-name="P12" text:outline-level="10"><text:bookmark-start text:name="h.w64cj1u6e3gk"/><text:bookmark-end text:name="h.w64cj1u6e3gk"/><text:span text:style-name="T12_1">Identified</text:span><text:span text:style-name="T12_2"><text:s/></text:span><text:span text:style-name="T12_3">abstract</text:span><text:span text:style-name="T12_4"><text:s/></text:span><text:span text:style-name="T12_5">objects</text:span><text:span text:style-name="T12_6">:</text:span></text:h>
      <text:p text:style-name="P13"><text:span text:style-name="T13_1">Network</text:span><text:span text:style-name="T13_2"><text:s/></text:span><text:span text:style-name="T13_3">is</text:span><text:span text:style-name="T13_4"><text:s/></text:span><text:span text:style-name="T13_5">a</text:span><text:span text:style-name="T13_6"><text:s/></text:span><text:span text:style-name="T13_7">representation</text:span><text:span text:style-name="T13_8"><text:s/></text:span><text:span text:style-name="T13_9">of</text:span><text:span text:style-name="T13_10"><text:s/></text:span><text:span text:style-name="T13_11">UPnP</text:span><text:span text:style-name="T13_12"><text:s/></text:span><text:span text:style-name="T13_13">cloud</text:span><text:span text:style-name="T13_14"><text:s/></text:span><text:span text:style-name="T13_15">of</text:span><text:span text:style-name="T13_16"><text:s/></text:span><text:span text:style-name="T13_17">devices</text:span><text:span text:style-name="T13_18">.<text:s/></text:span><text:span text:style-name="T13_19">Is</text:span><text:span text:style-name="T13_20"><text:s/></text:span><text:span text:style-name="T13_21">a</text:span><text:span text:style-name="T13_22"><text:s/></text:span><text:span text:style-name="T13_23">source</text:span><text:span text:style-name="T13_24"><text:s/></text:span><text:span text:style-name="T13_25">of</text:span><text:span text:style-name="T13_26"><text:s/></text:span><text:span text:style-name="T13_27">events</text:span><text:span text:style-name="T13_28"><text:s/></text:span><text:span text:style-name="T13_29">about</text:span><text:span text:style-name="T13_30"><text:s/></text:span><text:span text:style-name="T13_31">devices</text:span><text:span text:style-name="T13_32"><text:s/></text:span><text:span text:style-name="T13_33">appeared</text:span><text:span text:style-name="T13_34"><text:s/></text:span><text:span text:style-name="T13_35">and</text:span><text:span text:style-name="T13_36"><text:s/></text:span><text:span text:style-name="T13_37">lost</text:span><text:span text:style-name="T13_38"><text:s/></text:span><text:span text:style-name="T13_39">in</text:span><text:span text:style-name="T13_40"><text:s/></text:span><text:span text:style-name="T13_41">the</text:span><text:span text:style-name="T13_42"><text:s/></text:span><text:span text:style-name="T13_43">network</text:span><text:span text:style-name="T13_44">.<text:s/></text:span><text:span text:style-name="T13_45">Gives</text:span><text:span text:style-name="T13_46"><text:s/></text:span><text:span text:style-name="T13_47">a</text:span><text:span text:style-name="T13_48"><text:s/></text:span><text:span text:style-name="T13_49">possibility</text:span><text:span text:style-name="T13_50"><text:s/></text:span><text:span text:style-name="T13_51">to</text:span><text:span text:style-name="T13_52"><text:s/></text:span><text:span text:style-name="T13_53">manually</text:span><text:span text:style-name="T13_54"><text:s/></text:span><text:span text:style-name="T13_55">enforce</text:span><text:span text:style-name="T13_56"><text:s/></text:span><text:span text:style-name="T13_57">a</text:span><text:span text:style-name="T13_58"><text:s/></text:span><text:span text:style-name="T13_59">discovery</text:span><text:span text:style-name="T13_60">,<text:s/></text:span><text:span text:style-name="T13_61">i</text:span><text:span text:style-name="T13_62">.</text:span><text:span text:style-name="T13_63">e</text:span><text:span text:style-name="T13_64">.<text:s/></text:span><text:span text:style-name="T13_65">refresh</text:span><text:span text:style-name="T13_66"><text:s/></text:span><text:span text:style-name="T13_67">the</text:span><text:span text:style-name="T13_68"><text:s/></text:span><text:span text:style-name="T13_69">UPnP</text:span><text:span text:style-name="T13_70"><text:s/></text:span><text:span text:style-name="T13_71">cloud</text:span><text:span text:style-name="T13_72"><text:s/></text:span><text:span text:style-name="T13_73">content</text:span><text:span text:style-name="T13_74">.<text:s/></text:span><text:span text:style-name="T13_75">Will</text:span><text:span text:style-name="T13_76"><text:s/></text:span><text:span text:style-name="T13_77">result</text:span><text:span text:style-name="T13_78"><text:s/></text:span><text:span text:style-name="T13_79">in</text:span><text:span text:style-name="T13_80"><text:s/></text:span><text:span text:style-name="T13_81">emitting</text:span><text:span text:style-name="T13_82"><text:s/></text:span><text:span text:style-name="T13_83">series</text:span><text:span text:style-name="T13_84"><text:s/></text:span><text:span text:style-name="T13_85">of</text:span><text:span text:style-name="T13_86"><text:s/></text:span><text:span text:style-name="T13_87">events</text:span><text:span text:style-name="T13_88"><text:s/></text:span><text:span text:style-name="T13_89">for</text:span><text:span text:style-name="T13_90"><text:s/></text:span><text:span text:style-name="T13_91">each</text:span><text:span text:style-name="T13_92"><text:s/></text:span><text:span text:style-name="T13_93">device</text:span><text:span text:style-name="T13_94"><text:s/></text:span><text:span text:style-name="T13_95">appeared</text:span><text:span text:style-name="T13_96">/</text:span><text:span text:style-name="T13_97">lost</text:span><text:span text:style-name="T13_98">.<text:s/></text:span><text:span text:style-name="T13_99">The</text:span><text:span text:style-name="T13_100"><text:s/></text:span><text:span text:style-name="T13_101">actual</text:span><text:span text:style-name="T13_102"><text:s/></text:span><text:span text:style-name="T13_103">timing</text:span><text:span text:style-name="T13_104"><text:s/></text:span><text:span text:style-name="T13_105">of</text:span><text:span text:style-name="T13_106"><text:s/></text:span><text:span text:style-name="T13_107">the</text:span><text:span text:style-name="T13_108"><text:s/></text:span><text:span text:style-name="T13_109">enforced</text:span><text:span text:style-name="T13_110"><text:s/></text:span><text:span text:style-name="T13_111">discovery</text:span><text:span text:style-name="T13_112"><text:s/>(</text:span><text:span text:style-name="T13_113">how</text:span><text:span text:style-name="T13_114"><text:s/></text:span><text:span text:style-name="T13_115">long</text:span><text:span text:style-name="T13_116"><text:s/></text:span><text:span text:style-name="T13_117">to</text:span><text:span text:style-name="T13_118"><text:s/></text:span><text:span text:style-name="T13_119">wait</text:span><text:span text:style-name="T13_120"><text:s/></text:span><text:span text:style-name="T13_121">for</text:span><text:span text:style-name="T13_122"><text:s/></text:span><text:span text:style-name="T13_123">the</text:span><text:span text:style-name="T13_124"><text:s/></text:span><text:span text:style-name="T13_125">devices</text:span><text:span text:style-name="T13_126"><text:s/></text:span><text:span text:style-name="T13_127">to</text:span><text:span text:style-name="T13_128"><text:s/></text:span><text:span text:style-name="T13_129">finally</text:span><text:span text:style-name="T13_130"><text:s/></text:span><text:span text:style-name="T13_131">appear</text:span><text:span text:style-name="T13_132"><text:s/></text:span><text:span text:style-name="T13_133">or</text:span><text:span text:style-name="T13_134"><text:s/></text:span><text:span text:style-name="T13_135">not</text:span><text:span text:style-name="T13_136"><text:s/></text:span><text:span text:style-name="T13_137">appear</text:span><text:span text:style-name="T13_138">)<text:s/></text:span><text:span text:style-name="T13_139">is</text:span><text:span text:style-name="T13_140"><text:s/></text:span><text:span text:style-name="T13_141">a</text:span><text:span text:style-name="T13_142"><text:s/></text:span><text:span text:style-name="T13_143">subject</text:span><text:span text:style-name="T13_144"><text:s/></text:span><text:span text:style-name="T13_145">of</text:span><text:span text:style-name="T13_146"><text:s/></text:span><text:span text:style-name="T13_147">investigation</text:span><text:span text:style-name="T13_148">.</text:span></text:p>
      <text:p text:style-name="P14"><text:span text:style-name="T14_1">Interfaces</text:span><text:span text:style-name="T14_2">:<text:s/></text:span><text:span text:style-name="T14_3">sbISharingPushNetwork</text:span><text:span text:style-name="T14_4">.</text:span><text:span text:style-name="T14_5">idl</text:span><text:span text:style-name="T14_6">,<text:s/></text:span><text:span text:style-name="T14_7">sbISharingPushNetworkListener</text:span><text:span text:style-name="T14_8">.</text:span><text:span text:style-name="T14_9">idl</text:span></text:p>
      <text:p text:style-name="P15"/>
      <text:p text:style-name="P16"><text:span text:style-name="T16_1">Device</text:span><text:span text:style-name="T16_2"><text:s/></text:span><text:span text:style-name="T16_3">is</text:span><text:span text:style-name="T16_4"><text:s/></text:span><text:span text:style-name="T16_5">a</text:span><text:span text:style-name="T16_6"><text:s/></text:span><text:span text:style-name="T16_7">representation</text:span><text:span text:style-name="T16_8"><text:s/></text:span><text:span text:style-name="T16_9">of</text:span><text:span text:style-name="T16_10"><text:s/></text:span><text:span text:style-name="T16_11">UPnP</text:span><text:span text:style-name="T16_12"><text:s/></text:span><text:span text:style-name="T16_13">MediaRenderer</text:span><text:span text:style-name="T16_14">.<text:s/></text:span><text:span text:style-name="T16_15">Is</text:span><text:span text:style-name="T16_16"><text:s/></text:span><text:span text:style-name="T16_17">a</text:span><text:span text:style-name="T16_18"><text:s/></text:span><text:span text:style-name="T16_19">source</text:span><text:span text:style-name="T16_20"><text:s/></text:span><text:span text:style-name="T16_21">of</text:span><text:span text:style-name="T16_22"><text:s/></text:span><text:span text:style-name="T16_23">events</text:span><text:span text:style-name="T16_24"><text:s/></text:span><text:span text:style-name="T16_25">about</text:span><text:span text:style-name="T16_26"><text:s/></text:span><text:span text:style-name="T16_27">device</text:span><text:span text:style-name="T16_28"><text:s/></text:span><text:span text:style-name="T16_29">state</text:span><text:span text:style-name="T16_30"><text:s/></text:span><text:span text:style-name="T16_31">transitions</text:span><text:span text:style-name="T16_32"><text:s/></text:span><text:span text:style-name="T16_33">and</text:span><text:span text:style-name="T16_34"><text:s/></text:span><text:span text:style-name="T16_35">property</text:span><text:span text:style-name="T16_36"><text:s/></text:span><text:span text:style-name="T16_37">changes</text:span><text:span text:style-name="T16_38">,<text:s/></text:span><text:span text:style-name="T16_39">including</text:span><text:span text:style-name="T16_40"><text:s/></text:span><text:span text:style-name="T16_41">failed</text:span><text:span text:style-name="T16_42"><text:s/></text:span><text:span text:style-name="T16_43">action</text:span><text:span text:style-name="T16_44"><text:s/></text:span><text:span text:style-name="T16_45">requests</text:span><text:span text:style-name="T16_46">.<text:s/></text:span><text:span text:style-name="T16_47">Gives</text:span><text:span text:style-name="T16_48"><text:s/></text:span><text:span text:style-name="T16_49">functions</text:span><text:span text:style-name="T16_50"><text:s/></text:span><text:span text:style-name="T16_51">to</text:span><text:span text:style-name="T16_52"><text:s/></text:span><text:span text:style-name="T16_53">invoke</text:span><text:span text:style-name="T16_54"><text:s/></text:span><text:span text:style-name="T16_55">various</text:span><text:span text:style-name="T16_56"><text:s/></text:span><text:span text:style-name="T16_57">playback</text:span><text:span text:style-name="T16_58"><text:s/></text:span><text:span text:style-name="T16_59">related</text:span><text:span text:style-name="T16_60"><text:s/></text:span><text:span text:style-name="T16_61">actions</text:span><text:span text:style-name="T16_62"><text:s/></text:span><text:span text:style-name="T16_63">on</text:span><text:span text:style-name="T16_64"><text:s/></text:span><text:span text:style-name="T16_65">the</text:span><text:span text:style-name="T16_66"><text:s/></text:span><text:span text:style-name="T16_67">device</text:span><text:span text:style-name="T16_68">.</text:span></text:p>
      <text:p text:style-name="P17"><text:span text:style-name="T17_1">Interfaces</text:span><text:span text:style-name="T17_2">:<text:s/></text:span><text:span text:style-name="T17_3">sbISharingPushDevice</text:span><text:span text:style-name="T17_4">.</text:span><text:span text:style-name="T17_5">idl</text:span><text:span text:style-name="T17_6">,<text:s/></text:span><text:span text:style-name="T17_7">sbISharingPushDeviceListener</text:span><text:span text:style-name="T17_8">.</text:span><text:span text:style-name="T17_9">idl</text:span></text:p>
      <text:h text:style-name="P18" text:outline-level="10"><text:bookmark-start text:name="h.gckik9b9rdm0"/><text:bookmark-end text:name="h.gckik9b9rdm0"/><text:span text:style-name="T18_1">Various</text:span><text:span text:style-name="T18_2"><text:s/></text:span><text:span text:style-name="T18_3">findings</text:span><text:span text:style-name="T18_4">:</text:span></text:h>
      <text:p text:style-name="P19"><text:span text:style-name="T19_1">Platinum</text:span><text:span text:style-name="T19_2"><text:s/></text:span><text:span text:style-name="T19_3">has</text:span><text:span text:style-name="T19_4"><text:s/></text:span><text:span text:style-name="T19_5">its</text:span><text:span text:style-name="T19_6"><text:s/></text:span><text:span text:style-name="T19_7">own</text:span><text:span text:style-name="T19_8"><text:s/></text:span><text:span text:style-name="T19_9">pool</text:span><text:span text:style-name="T19_10"><text:s/></text:span><text:span text:style-name="T19_11">of</text:span><text:span text:style-name="T19_12"><text:s/></text:span><text:span text:style-name="T19_13">worker</text:span><text:span text:style-name="T19_14"><text:s/></text:span><text:span text:style-name="T19_15">threads</text:span><text:span text:style-name="T19_16">.<text:s/></text:span><text:span text:style-name="T19_17">Javascript</text:span><text:span text:style-name="T19_18"><text:s/></text:span><text:span text:style-name="T19_19">runs</text:span><text:span text:style-name="T19_20"><text:s/></text:span><text:span text:style-name="T19_21">in</text:span><text:span text:style-name="T19_22"><text:s/></text:span><text:span text:style-name="T19_23">frontend</text:span><text:span text:style-name="T19_24"><text:s/></text:span><text:span text:style-name="T19_25">GUI</text:span><text:span text:style-name="T19_26"><text:s/></text:span><text:span text:style-name="T19_27">thread</text:span><text:span text:style-name="T19_28">.<text:s/></text:span><text:span text:style-name="T19_29">No</text:span><text:span text:style-name="T19_30"><text:s/></text:span><text:span text:style-name="T19_31">need</text:span><text:span text:style-name="T19_32"><text:s/></text:span><text:span text:style-name="T19_33">for</text:span><text:span text:style-name="T19_34"><text:s/></text:span><text:span text:style-name="T19_35">introducing</text:span><text:span text:style-name="T19_36"><text:s/></text:span><text:span text:style-name="T19_37">another</text:span><text:span text:style-name="T19_38"><text:s/></text:span><text:span text:style-name="T19_39">thread</text:span><text:span text:style-name="T19_40"><text:s/></text:span><text:span text:style-name="T19_41">in</text:span><text:span text:style-name="T19_42"><text:s/></text:span><text:span text:style-name="T19_43">Service</text:span><text:span text:style-name="T19_44"><text:s/>(</text:span><text:span text:style-name="T19_45">C</text:span><text:span text:style-name="T19_46">++)<text:s/></text:span><text:span text:style-name="T19_47">layer</text:span><text:span text:style-name="T19_48"><text:s/></text:span><text:span text:style-name="T19_49">has</text:span><text:span text:style-name="T19_50"><text:s/></text:span><text:span text:style-name="T19_51">been</text:span><text:span text:style-name="T19_52"><text:s/></text:span><text:span text:style-name="T19_53">identified</text:span><text:span text:style-name="T19_54">.<text:s/></text:span><text:span text:style-name="T19_55">Service</text:span><text:span text:style-name="T19_56"><text:s/></text:span><text:span text:style-name="T19_57">appears</text:span><text:span text:style-name="T19_58"><text:s/></text:span><text:span text:style-name="T19_59">to</text:span><text:span text:style-name="T19_60"><text:s/></text:span><text:span text:style-name="T19_61">be</text:span><text:span text:style-name="T19_62"><text:s/></text:span><text:span text:style-name="T19_63">enough</text:span><text:span text:style-name="T19_64"><text:s/></text:span><text:span text:style-name="T19_65">as</text:span><text:span text:style-name="T19_66"><text:s/></text:span><text:span text:style-name="T19_67">a</text:span><text:span text:style-name="T19_68"><text:s/></text:span><text:span text:style-name="T19_69">threadsafe</text:span><text:span text:style-name="T19_70"><text:s/></text:span><text:span text:style-name="T19_71">stateful</text:span><text:span text:style-name="T19_72"><text:s/></text:span><text:span text:style-name="T19_73">interface</text:span><text:span text:style-name="T19_74"><text:s/></text:span><text:span text:style-name="T19_75">between</text:span><text:span text:style-name="T19_76"><text:s/></text:span><text:span text:style-name="T19_77">UPnP</text:span><text:span text:style-name="T19_78"><text:s/></text:span><text:span text:style-name="T19_79">operation</text:span><text:span text:style-name="T19_80"><text:s/></text:span><text:span text:style-name="T19_81">and</text:span><text:span text:style-name="T19_82"><text:s/></text:span><text:span text:style-name="T19_83">UI</text:span><text:span text:style-name="T19_84">.<text:s/></text:span><text:span text:style-name="T19_85">Repeated</text:span><text:span text:style-name="T19_86"><text:s/></text:span><text:span text:style-name="T19_87">tasks</text:span><text:span text:style-name="T19_88"><text:s/>(</text:span><text:span text:style-name="T19_89">like</text:span><text:span text:style-name="T19_90"><text:s/></text:span><text:span text:style-name="T19_91">manual</text:span><text:span text:style-name="T19_92"><text:s/></text:span><text:span text:style-name="T19_93">replacement</text:span><text:span text:style-name="T19_94"><text:s/></text:span><text:span text:style-name="T19_95">for</text:span><text:span text:style-name="T19_96"><text:s/></text:span><text:span text:style-name="T19_97">insufficient</text:span><text:span text:style-name="T19_98"><text:s/></text:span><text:span text:style-name="T19_99">LastChange</text:span><text:span text:style-name="T19_100"><text:s/></text:span><text:span text:style-name="T19_101">scope</text:span><text:span text:style-name="T19_102">)<text:s/></text:span><text:span text:style-name="T19_103">might</text:span><text:span text:style-name="T19_104"><text:s/></text:span><text:span text:style-name="T19_105">be</text:span><text:span text:style-name="T19_106"><text:s/></text:span><text:span text:style-name="T19_107">implemented</text:span><text:span text:style-name="T19_108"><text:s/></text:span><text:span text:style-name="T19_109">as</text:span><text:span text:style-name="T19_110"><text:s/></text:span><text:span text:style-name="T19_111">Platinum</text:span><text:span text:style-name="T19_112"><text:s/></text:span><text:span text:style-name="T19_113">async</text:span><text:span text:style-name="T19_114"><text:s/></text:span><text:span text:style-name="T19_115">tasks</text:span><text:span text:style-name="T19_116">.</text:span></text:p>
      <text:p text:style-name="P20"/>
      <text:p text:style-name="P21"><text:span text:style-name="T21_1">Displaying</text:span><text:span text:style-name="T21_2"><text:s/></text:span><text:span text:style-name="T21_3">of</text:span><text:span text:style-name="T21_4"><text:s/></text:span><text:span text:style-name="T21_5">devices</text:span><text:span text:style-name="T21_6"><text:s/></text:span><text:span text:style-name="T21_7">which</text:span><text:span text:style-name="T21_8"><text:s/></text:span><text:span text:style-name="T21_9">are</text:span><text:span text:style-name="T21_10"><text:s/></text:span><text:span text:style-name="T21_11">known</text:span><text:span text:style-name="T21_12"><text:s/></text:span><text:span text:style-name="T21_13">to</text:span><text:span text:style-name="T21_14"><text:s/></text:span><text:span text:style-name="T21_15">be</text:span><text:span text:style-name="T21_16"><text:s/></text:span><text:span text:style-name="T21_17">existing</text:span><text:span text:style-name="T21_18"><text:s/></text:span><text:span text:style-name="T21_19">on</text:span><text:span text:style-name="T21_20"><text:s/></text:span><text:span text:style-name="T21_21">the</text:span><text:span text:style-name="T21_22"><text:s/></text:span><text:span text:style-name="T21_23">network</text:span><text:span text:style-name="T21_24"><text:s/></text:span><text:span text:style-name="T21_25">in</text:span><text:span text:style-name="T21_26"><text:s/></text:span><text:span text:style-name="T21_27">the</text:span><text:span text:style-name="T21_28"><text:s/></text:span><text:span text:style-name="T21_29">past</text:span><text:span text:style-name="T21_30"><text:s/></text:span><text:span text:style-name="T21_31">but</text:span><text:span text:style-name="T21_32"><text:s/></text:span><text:span text:style-name="T21_33">are</text:span><text:span text:style-name="T21_34"><text:s/></text:span><text:span text:style-name="T21_35">not</text:span><text:span text:style-name="T21_36"><text:s/></text:span><text:span text:style-name="T21_37">currently</text:span><text:span text:style-name="T21_38">,<text:s/></text:span><text:span text:style-name="T21_39">is</text:span><text:span text:style-name="T21_40"><text:s/></text:span><text:span text:style-name="T21_41">considered</text:span><text:span text:style-name="T21_42"><text:s/></text:span><text:span text:style-name="T21_43">inappropriate</text:span><text:span text:style-name="T21_44"><text:s/></text:span><text:span text:style-name="T21_45">for</text:span><text:span text:style-name="T21_46"><text:s/></text:span><text:span text:style-name="T21_47">UX</text:span><text:span text:style-name="T21_48">.<text:s/></text:span><text:span text:style-name="T21_49">Hence</text:span><text:span text:style-name="T21_50"><text:s/></text:span><text:span text:style-name="T21_51">there</text:span><text:span text:style-name="T21_52"><text:s/></text:span><text:span text:style-name="T21_53">is</text:span><text:span text:style-name="T21_54"><text:s/></text:span><text:span text:style-name="T21_55">no</text:span><text:span text:style-name="T21_56"><text:s/></text:span><text:span text:style-name="T21_57">need</text:span><text:span text:style-name="T21_58"><text:s/></text:span><text:span text:style-name="T21_59">to</text:span><text:span text:style-name="T21_60"><text:s/></text:span><text:span text:style-name="T21_61">keep</text:span><text:span text:style-name="T21_62"><text:s/></text:span><text:span text:style-name="T21_63">persistent</text:span><text:span text:style-name="T21_64"><text:s/></text:span><text:span text:style-name="T21_65">listing</text:span><text:span text:style-name="T21_66"><text:s/></text:span><text:span text:style-name="T21_67">of</text:span><text:span text:style-name="T21_68"><text:s/></text:span><text:span text:style-name="T21_69">devices</text:span><text:span text:style-name="T21_70"><text:s/>(</text:span><text:span text:style-name="T21_71">in</text:span><text:span text:style-name="T21_72"><text:s/></text:span><text:span text:style-name="T21_73">database</text:span><text:span text:style-name="T21_74"><text:s/></text:span><text:span text:style-name="T21_75">or</text:span><text:span text:style-name="T21_76"><text:s/></text:span><text:span text:style-name="T21_77">elsewhere</text:span><text:span text:style-name="T21_78">).<text:s/></text:span><text:span text:style-name="T21_79">Only</text:span><text:span text:style-name="T21_80"><text:s/></text:span><text:span text:style-name="T21_81">the</text:span><text:span text:style-name="T21_82"><text:s/></text:span><text:span text:style-name="T21_83">devices</text:span><text:span text:style-name="T21_84"><text:s/></text:span><text:span text:style-name="T21_85">currently</text:span><text:span text:style-name="T21_86"><text:s/></text:span><text:span text:style-name="T21_87">on</text:span><text:span text:style-name="T21_88"><text:s/></text:span><text:span text:style-name="T21_89">the</text:span><text:span text:style-name="T21_90"><text:s/></text:span><text:span text:style-name="T21_91">network</text:span><text:span text:style-name="T21_92"><text:s/></text:span><text:span text:style-name="T21_93">are</text:span><text:span text:style-name="T21_94"><text:s/></text:span><text:span text:style-name="T21_95">being</text:span><text:span text:style-name="T21_96"><text:s/></text:span><text:span text:style-name="T21_97">tracked</text:span><text:span text:style-name="T21_98"><text:s/></text:span><text:span text:style-name="T21_99">in</text:span><text:span text:style-name="T21_100"><text:s/></text:span><text:span text:style-name="T21_101">Service</text:span><text:span text:style-name="T21_102">.<text:s/></text:span><text:span text:style-name="T21_103">However</text:span><text:span text:style-name="T21_104"><text:s/></text:span><text:span text:style-name="T21_105">when</text:span><text:span text:style-name="T21_106"><text:s/></text:span><text:span text:style-name="T21_107">device</text:span><text:span text:style-name="T21_108"><text:s/></text:span><text:span text:style-name="T21_109">reappears</text:span><text:span text:style-name="T21_110"><text:s/></text:span><text:span text:style-name="T21_111">on</text:span><text:span text:style-name="T21_112"><text:s/></text:span><text:span text:style-name="T21_113">the</text:span><text:span text:style-name="T21_114"><text:s/></text:span><text:span text:style-name="T21_115">network</text:span><text:span text:style-name="T21_116">,<text:s/></text:span><text:span text:style-name="T21_117">user</text:span><text:span text:style-name="T21_118"><text:s/></text:span><text:span text:style-name="T21_119">would</text:span><text:span text:style-name="T21_120"><text:s/></text:span><text:span text:style-name="T21_121">perhaps</text:span><text:span text:style-name="T21_122"><text:s/></text:span><text:span text:style-name="T21_123">expect</text:span><text:span text:style-name="T21_124"><text:s/></text:span><text:span text:style-name="T21_125">that</text:span><text:span text:style-name="T21_126"><text:s/></text:span><text:span text:style-name="T21_127">the</text:span><text:span text:style-name="T21_128"><text:s/></text:span><text:span text:style-name="T21_129">last</text:span><text:span text:style-name="T21_130"><text:s/></text:span><text:span text:style-name="T21_131">known</text:span><text:span text:style-name="T21_132"><text:s/></text:span><text:span text:style-name="T21_133">playlist</text:span><text:span text:style-name="T21_134"><text:s/></text:span><text:span text:style-name="T21_135">reappears</text:span><text:span text:style-name="T21_136"><text:s/>(</text:span><text:span text:style-name="T21_137">if</text:span><text:span text:style-name="T21_138"><text:s/></text:span><text:span text:style-name="T21_139">it</text:span><text:span text:style-name="T21_140"><text:s/></text:span><text:span text:style-name="T21_141">is</text:span><text:span text:style-name="T21_142"><text:s/></text:span><text:span text:style-name="T21_143">still</text:span><text:span text:style-name="T21_144"><text:s/></text:span><text:span text:style-name="T21_145">valid</text:span><text:span text:style-name="T21_146">).<text:s/></text:span><text:span text:style-name="T21_147">Naming</text:span><text:span text:style-name="T21_148"><text:s/></text:span><text:span text:style-name="T21_149">convention</text:span><text:span text:style-name="T21_150"><text:s/></text:span><text:span text:style-name="T21_151">for</text:span><text:span text:style-name="T21_152"><text:s/></text:span><text:span text:style-name="T21_153">playlists</text:span><text:span text:style-name="T21_154"><text:s/></text:span><text:span text:style-name="T21_155">will</text:span><text:span text:style-name="T21_156"><text:s/></text:span><text:span text:style-name="T21_157">be</text:span><text:span text:style-name="T21_158"><text:s/></text:span><text:span text:style-name="T21_159">chosen</text:span><text:span text:style-name="T21_160"><text:s/></text:span><text:span text:style-name="T21_161">so</text:span><text:span text:style-name="T21_162"><text:s/></text:span><text:span text:style-name="T21_163">that</text:span><text:span text:style-name="T21_164"><text:s/></text:span><text:span text:style-name="T21_165">a</text:span><text:span text:style-name="T21_166"><text:s/></text:span><text:span text:style-name="T21_167">renewed</text:span><text:span text:style-name="T21_168"><text:s/></text:span><text:span text:style-name="T21_169">device</text:span><text:span text:style-name="T21_170"><text:s/></text:span><text:span text:style-name="T21_171">can</text:span><text:span text:style-name="T21_172"><text:s/></text:span><text:span text:style-name="T21_173">find</text:span><text:span text:style-name="T21_174"><text:s/></text:span><text:span text:style-name="T21_175">its</text:span><text:span text:style-name="T21_176"><text:s/></text:span><text:span text:style-name="T21_177">playlist</text:span><text:span text:style-name="T21_178"><text:s/></text:span><text:span text:style-name="T21_179">anytime</text:span><text:span text:style-name="T21_180"><text:s/></text:span><text:span text:style-name="T21_181">later</text:span><text:span text:style-name="T21_182">.<text:s/></text:span><text:span text:style-name="T21_183">Some</text:span><text:span text:style-name="T21_184"><text:s/></text:span><text:span text:style-name="T21_185">UI</text:span><text:span text:style-name="T21_186"><text:s/></text:span><text:span text:style-name="T21_187">way</text:span><text:span text:style-name="T21_188"><text:s/></text:span><text:span text:style-name="T21_189">of</text:span><text:span text:style-name="T21_190"><text:s/></text:span><text:span text:style-name="T21_191">removing</text:span><text:span text:style-name="T21_192"><text:s/></text:span><text:span text:style-name="T21_193">orphaned</text:span><text:span text:style-name="T21_194"><text:s/></text:span><text:span text:style-name="T21_195">playlists</text:span><text:span text:style-name="T21_196"><text:s/></text:span><text:span text:style-name="T21_197">will</text:span><text:span text:style-name="T21_198"><text:s/></text:span><text:span text:style-name="T21_199">need</text:span><text:span text:style-name="T21_200"><text:s/></text:span><text:span text:style-name="T21_201">to</text:span><text:span text:style-name="T21_202"><text:s/></text:span><text:span text:style-name="T21_203">be</text:span><text:span text:style-name="T21_204"><text:s/></text:span><text:span text:style-name="T21_205">figured</text:span><text:span text:style-name="T21_206"><text:s/></text:span><text:span text:style-name="T21_207">out</text:span><text:span text:style-name="T21_208"><text:s/>(</text:span><text:span text:style-name="T21_209">for</text:span><text:span text:style-name="T21_210"><text:s/></text:span><text:span text:style-name="T21_211">device</text:span><text:span text:style-name="T21_212"><text:s/></text:span><text:span text:style-name="T21_213">which</text:span><text:span text:style-name="T21_214"><text:s/></text:span><text:span text:style-name="T21_215">the</text:span><text:span text:style-name="T21_216"><text:s/></text:span><text:span text:style-name="T21_217">user</text:span><text:span text:style-name="T21_218"><text:s/></text:span><text:span text:style-name="T21_219">is</text:span><text:span text:style-name="T21_220"><text:s/></text:span><text:span text:style-name="T21_221">convinced</text:span><text:span text:style-name="T21_222"><text:s/></text:span><text:span text:style-name="T21_223">that</text:span><text:span text:style-name="T21_224"><text:s/></text:span><text:span text:style-name="T21_225">will</text:span><text:span text:style-name="T21_226"><text:s/></text:span><text:span text:style-name="T21_227">never</text:span><text:span text:style-name="T21_228"><text:s/></text:span><text:span text:style-name="T21_229">again</text:span><text:span text:style-name="T21_230"><text:s/></text:span><text:span text:style-name="T21_231">appear</text:span><text:span text:style-name="T21_232">)<text:s/>-<text:s/></text:span><text:span text:style-name="T21_233">perhaps</text:span><text:span text:style-name="T21_234"><text:s/></text:span><text:span text:style-name="T21_235">in</text:span><text:span text:style-name="T21_236"><text:s/></text:span><text:span text:style-name="T21_237">Settings</text:span><text:span text:style-name="T21_238"><text:s/></text:span><text:span text:style-name="T21_239">pane</text:span><text:span text:style-name="T21_240"><text:s/></text:span><text:span text:style-name="T21_241">for</text:span><text:span text:style-name="T21_242"><text:s/></text:span><text:span text:style-name="T21_243">Sharing</text:span><text:span text:style-name="T21_244">.</text:span></text:p>
      <text:p text:style-name="P22"/>
      <text:p text:style-name="P23"><text:span text:style-name="T23_1">Playlist</text:span><text:span text:style-name="T23_2"><text:s/></text:span><text:span text:style-name="T23_3">management</text:span><text:span text:style-name="T23_4"><text:s/></text:span><text:span text:style-name="T23_5">will</text:span><text:span text:style-name="T23_6"><text:s/></text:span><text:span text:style-name="T23_7">be</text:span><text:span text:style-name="T23_8"><text:s/></text:span><text:span text:style-name="T23_9">done</text:span><text:span text:style-name="T23_10"><text:s/></text:span><text:span text:style-name="T23_11">entirely</text:span><text:span text:style-name="T23_12"><text:s/></text:span><text:span text:style-name="T23_13">in</text:span><text:span text:style-name="T23_14"><text:s/></text:span><text:span text:style-name="T23_15">Javascript</text:span><text:span text:style-name="T23_16">.<text:s/></text:span><text:span text:style-name="T23_17">The</text:span><text:span text:style-name="T23_18"><text:s/></text:span><text:span text:style-name="T23_19">reason</text:span><text:span text:style-name="T23_20"><text:s/></text:span><text:span text:style-name="T23_21">is</text:span><text:span text:style-name="T23_22"><text:s/></text:span><text:span text:style-name="T23_23">that</text:span><text:span text:style-name="T23_24"><text:s/></text:span><text:span text:style-name="T23_25">SimplyShare</text:span><text:span text:style-name="T23_26"><text:s/></text:span><text:span text:style-name="T23_27">asks</text:span><text:span text:style-name="T23_28"><text:s/></text:span><text:span text:style-name="T23_29">for</text:span><text:span text:style-name="T23_30"><text:s/></text:span><text:span text:style-name="T23_31">nonlinear</text:span><text:span text:style-name="T23_32"><text:s/></text:span><text:span text:style-name="T23_33">playback</text:span><text:span text:style-name="T23_34"><text:s/></text:span><text:span text:style-name="T23_35">selections</text:span><text:span text:style-name="T23_36"><text:s/>(</text:span><text:span text:style-name="T23_37">shuffling</text:span><text:span text:style-name="T23_38">,<text:s/></text:span><text:span text:style-name="T23_39">repeating</text:span><text:span text:style-name="T23_40">)<text:s/></text:span><text:span text:style-name="T23_41">and</text:span><text:span text:style-name="T23_42"><text:s/></text:span><text:span text:style-name="T23_43">moreover</text:span><text:span text:style-name="T23_44"><text:s/></text:span><text:span text:style-name="T23_45">user</text:span><text:span text:style-name="T23_46"><text:s/></text:span><text:span text:style-name="T23_47">can</text:span><text:span text:style-name="T23_48"><text:s/></text:span><text:span text:style-name="T23_49">shuffle</text:span><text:span text:style-name="T23_50"><text:s/></text:span><text:span text:style-name="T23_51">the</text:span><text:span text:style-name="T23_52"><text:s/></text:span><text:span text:style-name="T23_53">tracks</text:span><text:span text:style-name="T23_54"><text:s/></text:span><text:span text:style-name="T23_55">manually</text:span><text:span text:style-name="T23_56"><text:s/></text:span><text:span text:style-name="T23_57">at</text:span><text:span text:style-name="T23_58"><text:s/></text:span><text:span text:style-name="T23_59">any</text:span><text:span text:style-name="T23_60"><text:s/></text:span><text:span text:style-name="T23_61">time</text:span><text:span text:style-name="T23_62">.<text:s/></text:span><text:span text:style-name="T23_63">Transporting</text:span><text:span text:style-name="T23_64"><text:s/></text:span><text:span text:style-name="T23_65">whole</text:span><text:span text:style-name="T23_66"><text:s/></text:span><text:span text:style-name="T23_67">playlist</text:span><text:span text:style-name="T23_68"><text:s/></text:span><text:span text:style-name="T23_69">order</text:span><text:span text:style-name="T23_70"><text:s/></text:span><text:span text:style-name="T23_71">to</text:span><text:span text:style-name="T23_72"><text:s/></text:span><text:span text:style-name="T23_73">the</text:span><text:span text:style-name="T23_74"><text:s/></text:span><text:span text:style-name="T23_75">Service</text:span><text:span text:style-name="T23_76"><text:s/></text:span><text:span text:style-name="T23_77">backend</text:span><text:span text:style-name="T23_78"><text:s/></text:span><text:span text:style-name="T23_79">at</text:span><text:span text:style-name="T23_80"><text:s/></text:span><text:span text:style-name="T23_81">every</text:span><text:span text:style-name="T23_82"><text:s/></text:span><text:span text:style-name="T23_83">such</text:span><text:span text:style-name="T23_84"><text:s/></text:span><text:span text:style-name="T23_85">indirection</text:span><text:span text:style-name="T23_86"><text:s/></text:span><text:span text:style-name="T23_87">is</text:span><text:span text:style-name="T23_88"><text:s/></text:span><text:span text:style-name="T23_89">unfeasible</text:span><text:span text:style-name="T23_90">.<text:s/></text:span><text:span text:style-name="T23_91">Javascript</text:span><text:span text:style-name="T23_92"><text:s/></text:span><text:span text:style-name="T23_93">will</text:span><text:span text:style-name="T23_94"><text:s/></text:span><text:span text:style-name="T23_95">be</text:span><text:span text:style-name="T23_96"><text:s/></text:span><text:span text:style-name="T23_97">responsible</text:span><text:span text:style-name="T23_98"><text:s/></text:span><text:span text:style-name="T23_99">for</text:span><text:span text:style-name="T23_100"><text:s/></text:span><text:span text:style-name="T23_101">sending</text:span><text:span text:style-name="T23_102"><text:s/></text:span><text:span text:style-name="T23_103">the</text:span><text:span text:style-name="T23_104"><text:s/></text:span><text:span text:style-name="T23_105">wanted</text:span><text:span text:style-name="T23_106"><text:s/></text:span><text:span text:style-name="T23_107">playback</text:span><text:span text:style-name="T23_108"><text:s/></text:span><text:span text:style-name="T23_109">item</text:span><text:span text:style-name="T23_110"><text:s/></text:span><text:span text:style-name="T23_111">to</text:span><text:span text:style-name="T23_112"><text:s/></text:span><text:span text:style-name="T23_113">the</text:span><text:span text:style-name="T23_114"><text:s/></text:span><text:span text:style-name="T23_115">Service</text:span><text:span text:style-name="T23_116"><text:s/></text:span><text:span text:style-name="T23_117">as</text:span><text:span text:style-name="T23_118"><text:s/></text:span><text:span text:style-name="T23_119">soon</text:span><text:span text:style-name="T23_120"><text:s/></text:span><text:span text:style-name="T23_121">as</text:span><text:span text:style-name="T23_122"><text:s/></text:span><text:span text:style-name="T23_123">possible</text:span><text:span text:style-name="T23_124">,<text:s/></text:span><text:span text:style-name="T23_125">and</text:span><text:span text:style-name="T23_126"><text:s/></text:span><text:span text:style-name="T23_127">do</text:span><text:span text:style-name="T23_128"><text:s/></text:span><text:span text:style-name="T23_129">it</text:span><text:span text:style-name="T23_130"><text:s/></text:span><text:span text:style-name="T23_131">again</text:span><text:span text:style-name="T23_132"><text:s/></text:span><text:span text:style-name="T23_133">whenever</text:span><text:span text:style-name="T23_134"><text:s/></text:span><text:span text:style-name="T23_135">the</text:span><text:span text:style-name="T23_136"><text:s/></text:span><text:span text:style-name="T23_137">already</text:span><text:span text:style-name="T23_138"><text:s/></text:span><text:span text:style-name="T23_139">set</text:span><text:span text:style-name="T23_140"><text:s/></text:span><text:span text:style-name="T23_141">item</text:span><text:span text:style-name="T23_142"><text:s/></text:span><text:span text:style-name="T23_143">might</text:span><text:span text:style-name="T23_144"><text:s/></text:span><text:span text:style-name="T23_145">change</text:span><text:span text:style-name="T23_146"><text:s/>(</text:span><text:span text:style-name="T23_147">for</text:span><text:span text:style-name="T23_148"><text:s/></text:span><text:span text:style-name="T23_149">instance</text:span><text:span text:style-name="T23_150">,<text:s/></text:span><text:span text:style-name="T23_151">when</text:span><text:span text:style-name="T23_152"><text:s/></text:span><text:span text:style-name="T23_153">user</text:span><text:span text:style-name="T23_154"><text:s/></text:span><text:span text:style-name="T23_155">manually</text:span><text:span text:style-name="T23_156"><text:s/></text:span><text:span text:style-name="T23_157">shuffles</text:span><text:span text:style-name="T23_158"><text:s/></text:span><text:span text:style-name="T23_159">a</text:span><text:span text:style-name="T23_160"><text:s/></text:span><text:span text:style-name="T23_161">linear</text:span><text:span text:style-name="T23_162"><text:s/></text:span><text:span text:style-name="T23_163">playback</text:span><text:span text:style-name="T23_164">)</text:span></text:p>
      <text:p text:style-name="P24"/>
      <text:p text:style-name="P25"><text:span text:style-name="T25_1">While</text:span><text:span text:style-name="T25_2"><text:s/></text:span><text:span text:style-name="T25_3">UPnP</text:span><text:span text:style-name="T25_4"><text:s/></text:span><text:span text:style-name="T25_5">AVTransport</text:span><text:span text:style-name="T25_6"><text:s/></text:span><text:span text:style-name="T25_7">defines</text:span><text:span text:style-name="T25_8"><text:s/></text:span><text:span text:style-name="T25_9">Prev</text:span><text:span text:style-name="T25_10">()<text:s/></text:span><text:span text:style-name="T25_11">and</text:span><text:span text:style-name="T25_12"><text:s/></text:span><text:span text:style-name="T25_13">Next</text:span><text:span text:style-name="T25_14">()<text:s/></text:span><text:span text:style-name="T25_15">functions</text:span><text:span text:style-name="T25_16">,<text:s/></text:span><text:span text:style-name="T25_17">these</text:span><text:span text:style-name="T25_18"><text:s/></text:span><text:span text:style-name="T25_19">are</text:span><text:span text:style-name="T25_20"><text:s/></text:span><text:span text:style-name="T25_21">not</text:span><text:span text:style-name="T25_22"><text:s/></text:span><text:span text:style-name="T25_23">related</text:span><text:span text:style-name="T25_24"><text:s/></text:span><text:span text:style-name="T25_25">to</text:span><text:span text:style-name="T25_26"><text:s/></text:span><text:span text:style-name="T25_27">our</text:span><text:span text:style-name="T25_28"><text:s/></text:span><text:span text:style-name="T25_29">mode</text:span><text:span text:style-name="T25_30"><text:s/></text:span><text:span text:style-name="T25_31">of</text:span><text:span text:style-name="T25_32"><text:s/></text:span><text:span text:style-name="T25_33">operation</text:span><text:span text:style-name="T25_34">.<text:s/></text:span><text:span text:style-name="T25_35">It</text:span><text:span text:style-name="T25_36"><text:s/></text:span><text:span text:style-name="T25_37">is</text:span><text:span text:style-name="T25_38"><text:s/></text:span><text:span text:style-name="T25_39">suitable</text:span><text:span text:style-name="T25_40"><text:s/></text:span><text:span text:style-name="T25_41">for</text:span><text:span text:style-name="T25_42"><text:s/></text:span><text:span text:style-name="T25_43">either</text:span><text:span text:style-name="T25_44"><text:s/></text:span><text:span text:style-name="T25_45">a</text:span><text:span text:style-name="T25_46"><text:s/></text:span><text:span text:style-name="T25_47">pre</text:span><text:span text:style-name="T25_48">-</text:span><text:span text:style-name="T25_49">created</text:span><text:span text:style-name="T25_50">,<text:s/></text:span><text:span text:style-name="T25_51">fixed</text:span><text:span text:style-name="T25_52"><text:s/></text:span><text:span text:style-name="T25_53">playlists</text:span><text:span text:style-name="T25_54"><text:s/>(</text:span><text:span text:style-name="T25_55">like</text:span><text:span text:style-name="T25_56"><text:s/></text:span><text:span text:style-name="T25_57">m</text:span><text:span text:style-name="T25_58">3</text:span><text:span text:style-name="T25_59">u</text:span><text:span text:style-name="T25_60"><text:s/></text:span><text:span text:style-name="T25_61">files</text:span><text:span text:style-name="T25_62">)<text:s/></text:span><text:span text:style-name="T25_63">or</text:span><text:span text:style-name="T25_64"><text:s/></text:span><text:span text:style-name="T25_65">a</text:span><text:span text:style-name="T25_66"><text:s/></text:span><text:span text:style-name="T25_67">remote</text:span><text:span text:style-name="T25_68"><text:s/></text:span><text:span text:style-name="T25_69">control</text:span><text:span text:style-name="T25_70"><text:s/></text:span><text:span text:style-name="T25_71">of</text:span><text:span text:style-name="T25_72"><text:s/></text:span><text:span text:style-name="T25_73">prerecorded</text:span><text:span text:style-name="T25_74"><text:s/></text:span><text:span text:style-name="T25_75">device</text:span><text:span text:style-name="T25_76"><text:s/>(</text:span><text:span text:style-name="T25_77">like</text:span><text:span text:style-name="T25_78"><text:s/></text:span><text:span text:style-name="T25_79">CD</text:span><text:span text:style-name="T25_80"><text:s/></text:span><text:span text:style-name="T25_81">player</text:span><text:span text:style-name="T25_82">).<text:s/></text:span><text:span text:style-name="T25_83">The</text:span><text:span text:style-name="T25_84"><text:s/></text:span><text:span text:style-name="T25_85">only</text:span><text:span text:style-name="T25_86"><text:s/></text:span><text:span text:style-name="T25_87">exception</text:span><text:span text:style-name="T25_88"><text:s/></text:span><text:span text:style-name="T25_89">is</text:span><text:span text:style-name="T25_90"><text:s/></text:span><text:span text:style-name="T25_91">usage</text:span><text:span text:style-name="T25_92"><text:s/></text:span><text:span text:style-name="T25_93">of</text:span><text:span text:style-name="T25_94"><text:s/></text:span><text:span text:style-name="T25_95">Next</text:span><text:span text:style-name="T25_96">()<text:s/></text:span><text:span text:style-name="T25_97">instead</text:span><text:span text:style-name="T25_98"><text:s/></text:span><text:span text:style-name="T25_99">of</text:span><text:span text:style-name="T25_100"><text:s/></text:span><text:span text:style-name="T25_101">Play</text:span><text:span text:style-name="T25_102">(),<text:s/></text:span><text:span text:style-name="T25_103">when</text:span><text:span text:style-name="T25_104"><text:s/></text:span><text:span text:style-name="T25_105">the</text:span><text:span text:style-name="T25_106"><text:s/></text:span><text:span text:style-name="T25_107">sink</text:span><text:span text:style-name="T25_108"><text:s/></text:span><text:span text:style-name="T25_109">device</text:span><text:span text:style-name="T25_110"><text:s/></text:span><text:span text:style-name="T25_111">supports</text:span><text:span text:style-name="T25_112"><text:s/></text:span><text:span text:style-name="T25_113">SetNextAVURI</text:span><text:span text:style-name="T25_114"><text:s/>(</text:span><text:span text:style-name="T25_115">UPnP</text:span><text:span text:style-name="T25_116"><text:s/></text:span><text:span text:style-name="T25_117">optional</text:span><text:span text:style-name="T25_118">).<text:s/></text:span><text:span text:style-name="T25_119">This</text:span><text:span text:style-name="T25_120"><text:s/></text:span><text:span text:style-name="T25_121">will</text:span><text:span text:style-name="T25_122"><text:s/></text:span><text:span text:style-name="T25_123">be</text:span><text:span text:style-name="T25_124"><text:s/></text:span><text:span text:style-name="T25_125">handled</text:span><text:span text:style-name="T25_126"><text:s/></text:span><text:span text:style-name="T25_127">at</text:span><text:span text:style-name="T25_128"><text:s/></text:span><text:span text:style-name="T25_129">the</text:span><text:span text:style-name="T25_130"><text:s/></text:span><text:span text:style-name="T25_131">level</text:span><text:span text:style-name="T25_132"><text:s/></text:span><text:span text:style-name="T25_133">of</text:span><text:span text:style-name="T25_134"><text:s/></text:span><text:span text:style-name="T25_135">Service</text:span><text:span text:style-name="T25_136"><text:s/></text:span><text:span text:style-name="T25_137">as</text:span><text:span text:style-name="T25_138"><text:s/></text:span><text:span text:style-name="T25_139">UPnP</text:span><text:span text:style-name="T25_140"><text:s/></text:span><text:span text:style-name="T25_141">specific</text:span><text:span text:style-name="T25_142"><text:s/></text:span><text:span text:style-name="T25_143">implementation</text:span><text:span text:style-name="T25_144">.<text:s/></text:span><text:span text:style-name="T25_145">Javascript</text:span><text:span text:style-name="T25_146"><text:s/></text:span><text:span text:style-name="T25_147">layer</text:span><text:span text:style-name="T25_148"><text:s/></text:span><text:span text:style-name="T25_149">will</text:span><text:span text:style-name="T25_150"><text:s/></text:span><text:span text:style-name="T25_151">only</text:span><text:span text:style-name="T25_152"><text:s/></text:span><text:span text:style-name="T25_153">know</text:span><text:span text:style-name="T25_154"><text:s/></text:span><text:span text:style-name="T25_155">how</text:span><text:span text:style-name="T25_156"><text:s/></text:span><text:span text:style-name="T25_157">to</text:span><text:span text:style-name="T25_158"><text:s/></text:span><text:span text:style-name="T25_159">set</text:span><text:span text:style-name="T25_160"><text:s/></text:span><text:span text:style-name="T25_161">next</text:span><text:span text:style-name="T25_162"><text:s/></text:span><text:span text:style-name="T25_163">item</text:span><text:span text:style-name="T25_164"><text:s/></text:span><text:span text:style-name="T25_165">and</text:span><text:span text:style-name="T25_166"><text:s/></text:span><text:span text:style-name="T25_167">start</text:span><text:span text:style-name="T25_168"><text:s/></text:span><text:span text:style-name="T25_169">playback</text:span><text:span text:style-name="T25_170"><text:s/>(</text:span><text:span text:style-name="T25_171">of</text:span><text:span text:style-name="T25_172"><text:s/></text:span><text:span text:style-name="T25_173">the</text:span><text:span text:style-name="T25_174"><text:s/></text:span><text:span text:style-name="T25_175">first</text:span><text:span text:style-name="T25_176"><text:s/></text:span><text:span text:style-name="T25_177">item</text:span><text:span text:style-name="T25_178">).</text:span></text:p>
      <text:p text:style-name="P26"/>
      <text:p text:style-name="P27"><text:span text:style-name="T27_1">A</text:span><text:span text:style-name="T27_2"><text:s/></text:span><text:span text:style-name="T27_3">single</text:span><text:span text:style-name="T27_4"><text:s/></text:span><text:span text:style-name="T27_5">given</text:span><text:span text:style-name="T27_6"><text:s/></text:span><text:span text:style-name="T27_7">media</text:span><text:span text:style-name="T27_8"><text:s/></text:span><text:span text:style-name="T27_9">item</text:span><text:span text:style-name="T27_10"><text:s/></text:span><text:span text:style-name="T27_11">assigned</text:span><text:span text:style-name="T27_12"><text:s/></text:span><text:span text:style-name="T27_13">to</text:span><text:span text:style-name="T27_14"><text:s/></text:span><text:span text:style-name="T27_15">playlist</text:span><text:span text:style-name="T27_16"><text:s/></text:span><text:span text:style-name="T27_17">is</text:span><text:span text:style-name="T27_18"><text:s/></text:span><text:span text:style-name="T27_19">considered</text:span><text:span text:style-name="T27_20"><text:s/></text:span><text:span text:style-name="T27_21">constant</text:span><text:span text:style-name="T27_22">,<text:s/></text:span><text:span text:style-name="T27_23">except</text:span><text:span text:style-name="T27_24"><text:s/></text:span><text:span text:style-name="T27_25">borderline</text:span><text:span text:style-name="T27_26"><text:s/></text:span><text:span text:style-name="T27_27">cases</text:span><text:span text:style-name="T27_28"><text:s/></text:span><text:span text:style-name="T27_29">like</text:span><text:span text:style-name="T27_30"><text:s/></text:span><text:span text:style-name="T27_31">changing</text:span><text:span text:style-name="T27_32"><text:s/></text:span><text:span text:style-name="T27_33">MP</text:span><text:span text:style-name="T27_34">3<text:s/></text:span><text:span text:style-name="T27_35">tags</text:span><text:span text:style-name="T27_36"><text:s/></text:span><text:span text:style-name="T27_37">or</text:span><text:span text:style-name="T27_38"><text:s/></text:span><text:span text:style-name="T27_39">replacing</text:span><text:span text:style-name="T27_40"><text:s/></text:span><text:span text:style-name="T27_41">an</text:span><text:span text:style-name="T27_42"><text:s/></text:span><text:span text:style-name="T27_43">album</text:span><text:span text:style-name="T27_44"><text:s/></text:span><text:span text:style-name="T27_45">art</text:span><text:span text:style-name="T27_46">.<text:s/></text:span><text:span text:style-name="T27_47">Furthermore</text:span><text:span text:style-name="T27_48">,<text:s/></text:span><text:span text:style-name="T27_49">many</text:span><text:span text:style-name="T27_50"><text:s/></text:span><text:span text:style-name="T27_51">actions</text:span><text:span text:style-name="T27_52"><text:s/></text:span><text:span text:style-name="T27_53">may</text:span><text:span text:style-name="T27_54"><text:s/></text:span><text:span text:style-name="T27_55">occur</text:span><text:span text:style-name="T27_56"><text:s/></text:span><text:span text:style-name="T27_57">on</text:span><text:span text:style-name="T27_58"><text:s/></text:span><text:span text:style-name="T27_59">the</text:span><text:span text:style-name="T27_60"><text:s/></text:span><text:span text:style-name="T27_61">same</text:span><text:span text:style-name="T27_62"><text:s/></text:span><text:span text:style-name="T27_63">media</text:span><text:span text:style-name="T27_64"><text:s/></text:span><text:span text:style-name="T27_65">item</text:span><text:span text:style-name="T27_66">,<text:s/></text:span><text:span text:style-name="T27_67">like</text:span><text:span text:style-name="T27_68"><text:s/></text:span><text:span text:style-name="T27_69">scrubbing</text:span><text:span text:style-name="T27_70">,<text:s/></text:span><text:span text:style-name="T27_71">pausing</text:span><text:span text:style-name="T27_72">,<text:s/></text:span><text:span text:style-name="T27_73">resuming</text:span><text:span text:style-name="T27_74"><text:s/></text:span><text:span text:style-name="T27_75">and</text:span><text:span text:style-name="T27_76"><text:s/></text:span><text:span text:style-name="T27_77">replaying</text:span><text:span text:style-name="T27_78"><text:s/></text:span><text:span text:style-name="T27_79">over</text:span><text:span text:style-name="T27_80"><text:s/></text:span><text:span text:style-name="T27_81">in</text:span><text:span text:style-name="T27_82"><text:s/></text:span><text:span text:style-name="T27_83">the</text:span><text:span text:style-name="T27_84"><text:s/></text:span><text:span text:style-name="T27_85">playlist</text:span><text:span text:style-name="T27_86">.<text:s/></text:span><text:span text:style-name="T27_87">Furthermore</text:span><text:span text:style-name="T27_88"><text:s/></text:span><text:span text:style-name="T27_89">an</text:span><text:span text:style-name="T27_90"><text:s/></text:span><text:span text:style-name="T27_91">arbitrary</text:span><text:span text:style-name="T27_92"><text:s/></text:span><text:span text:style-name="T27_93">amount</text:span><text:span text:style-name="T27_94"><text:s/></text:span><text:span text:style-name="T27_95">of</text:span><text:span text:style-name="T27_96"><text:s/></text:span><text:span text:style-name="T27_97">LastChange</text:span><text:span text:style-name="T27_98"><text:s/></text:span><text:span text:style-name="T27_99">evented</text:span><text:span text:style-name="T27_100"><text:s/></text:span><text:span text:style-name="T27_101">variable</text:span><text:span text:style-name="T27_102"><text:s/></text:span><text:span text:style-name="T27_103">callbacks</text:span><text:span text:style-name="T27_104"><text:s/></text:span><text:span text:style-name="T27_105">may</text:span><text:span text:style-name="T27_106"><text:s/></text:span><text:span text:style-name="T27_107">occur</text:span><text:span text:style-name="T27_108"><text:s/></text:span><text:span text:style-name="T27_109">during</text:span><text:span text:style-name="T27_110"><text:s/></text:span><text:span text:style-name="T27_111">the</text:span><text:span text:style-name="T27_112"><text:s/></text:span><text:span text:style-name="T27_113">playback</text:span><text:span text:style-name="T27_114"><text:s/></text:span><text:span text:style-name="T27_115">on</text:span><text:span text:style-name="T27_116"><text:s/></text:span><text:span text:style-name="T27_117">device</text:span><text:span text:style-name="T27_118">.<text:s/></text:span><text:span text:style-name="T27_119">It</text:span><text:span text:style-name="T27_120"><text:s/></text:span><text:span text:style-name="T27_121">might</text:span><text:span text:style-name="T27_122"><text:s/></text:span><text:span text:style-name="T27_123">be</text:span><text:span text:style-name="T27_124"><text:s/></text:span><text:span text:style-name="T27_125">reasonable</text:span><text:span text:style-name="T27_126"><text:s/></text:span><text:span text:style-name="T27_127">to</text:span><text:span text:style-name="T27_128"><text:s/></text:span><text:span text:style-name="T27_129">develop</text:span><text:span text:style-name="T27_130"><text:s/></text:span><text:span text:style-name="T27_131">a</text:span><text:span text:style-name="T27_132"><text:s/></text:span><text:span text:style-name="T27_133">translation</text:span><text:span text:style-name="T27_134"><text:s/></text:span><text:span text:style-name="T27_135">cache</text:span><text:span text:style-name="T27_136"><text:s/></text:span><text:span text:style-name="T27_137">in</text:span><text:span text:style-name="T27_138"><text:s/></text:span><text:span text:style-name="T27_139">Service</text:span><text:span text:style-name="T27_140"><text:s/></text:span><text:span text:style-name="T27_141">layer</text:span><text:span text:style-name="T27_142">,<text:s/></text:span><text:span text:style-name="T27_143">which</text:span><text:span text:style-name="T27_144"><text:s/></text:span><text:span text:style-name="T27_145">will</text:span><text:span text:style-name="T27_146"><text:s/></text:span><text:span text:style-name="T27_147">remember</text:span><text:span text:style-name="T27_148"><text:s/></text:span><text:span text:style-name="T27_149">any</text:span><text:span text:style-name="T27_150"><text:s/></text:span><text:span text:style-name="T27_151">media</text:span><text:span text:style-name="T27_152"><text:s/></text:span><text:span text:style-name="T27_153">item</text:span><text:span text:style-name="T27_154"><text:s/></text:span><text:span text:style-name="T27_155">being</text:span><text:span text:style-name="T27_156"><text:s/></text:span><text:span text:style-name="T27_157">transported</text:span><text:span text:style-name="T27_158"><text:s/></text:span><text:span text:style-name="T27_159">to</text:span><text:span text:style-name="T27_160"><text:s/></text:span><text:span text:style-name="T27_161">device</text:span><text:span text:style-name="T27_162"><text:s/></text:span><text:span text:style-name="T27_163">for</text:span><text:span text:style-name="T27_164"><text:s/></text:span><text:span text:style-name="T27_165">the</text:span><text:span text:style-name="T27_166"><text:s/></text:span><text:span text:style-name="T27_167">first</text:span><text:span text:style-name="T27_168"><text:s/></text:span><text:span text:style-name="T27_169">time</text:span><text:span text:style-name="T27_170">,<text:s/></text:span><text:span text:style-name="T27_171">and</text:span><text:span text:style-name="T27_172"><text:s/></text:span><text:span text:style-name="T27_173">then</text:span><text:span text:style-name="T27_174"><text:s/></text:span><text:span text:style-name="T27_175">reuse</text:span><text:span text:style-name="T27_176"><text:s/></text:span><text:span text:style-name="T27_177">the</text:span><text:span text:style-name="T27_178"><text:s/></text:span><text:span text:style-name="T27_179">already</text:span><text:span text:style-name="T27_180"><text:s/></text:span><text:span text:style-name="T27_181">known</text:span><text:span text:style-name="T27_182"><text:s/></text:span><text:span text:style-name="T27_183">UPnP</text:span><text:span text:style-name="T27_184"><text:s/></text:span><text:span text:style-name="T27_185">object</text:span><text:span text:style-name="T27_186"><text:s/></text:span><text:span text:style-name="T27_187">id</text:span><text:span text:style-name="T27_188"><text:s/>(</text:span><text:span text:style-name="T27_189">and</text:span><text:span text:style-name="T27_190"><text:s/></text:span><text:span text:style-name="T27_191">subordinated</text:span><text:span text:style-name="T27_192"><text:s/></text:span><text:span text:style-name="T27_193">metadata</text:span><text:span text:style-name="T27_194">).<text:s/></text:span><text:span text:style-name="T27_195">The</text:span><text:span text:style-name="T27_196"><text:s/></text:span><text:span text:style-name="T27_197">caching</text:span><text:span text:style-name="T27_198"><text:s/></text:span><text:span text:style-name="T27_199">capability</text:span><text:span text:style-name="T27_200"><text:s/></text:span><text:span text:style-name="T27_201">of</text:span><text:span text:style-name="T27_202"><text:s/></text:span><text:span text:style-name="T27_203">existing</text:span><text:span text:style-name="T27_204"><text:s/></text:span><text:span text:style-name="T27_205">server</text:span><text:span text:style-name="T27_206"><text:s/></text:span><text:span text:style-name="T27_207">code</text:span><text:span text:style-name="T27_208"><text:s/></text:span><text:span text:style-name="T27_209">needs</text:span><text:span text:style-name="T27_210"><text:s/></text:span><text:span text:style-name="T27_211">to</text:span><text:span text:style-name="T27_212"><text:s/></text:span><text:span text:style-name="T27_213">be</text:span><text:span text:style-name="T27_214"><text:s/></text:span><text:span text:style-name="T27_215">investigated</text:span><text:span text:style-name="T27_216">.</text:span></text:p>
      <text:p text:style-name="P28"/>
      <text:p text:style-name="P29"><text:span text:style-name="T29_1">Nontrivial</text:span><text:span text:style-name="T29_2"><text:s/></text:span><text:span text:style-name="T29_3">stateful</text:span><text:span text:style-name="T29_4"><text:s/></text:span><text:span text:style-name="T29_5">logic</text:span><text:span text:style-name="T29_6"><text:s/></text:span><text:span text:style-name="T29_7">will</text:span><text:span text:style-name="T29_8"><text:s/></text:span><text:span text:style-name="T29_9">have</text:span><text:span text:style-name="T29_10"><text:s/></text:span><text:span text:style-name="T29_11">to</text:span><text:span text:style-name="T29_12"><text:s/></text:span><text:span text:style-name="T29_13">be</text:span><text:span text:style-name="T29_14"><text:s/></text:span><text:span text:style-name="T29_15">developed</text:span><text:span text:style-name="T29_16"><text:s/></text:span><text:span text:style-name="T29_17">in</text:span><text:span text:style-name="T29_18"><text:s/></text:span><text:span text:style-name="T29_19">Service</text:span><text:span text:style-name="T29_20"><text:s/></text:span><text:span text:style-name="T29_21">to</text:span><text:span text:style-name="T29_22"><text:s/></text:span><text:span text:style-name="T29_23">provide</text:span><text:span text:style-name="T29_24"><text:s/></text:span><text:span text:style-name="T29_25">setting</text:span><text:span text:style-name="T29_26"><text:s/>“</text:span><text:span text:style-name="T29_27">next</text:span><text:span text:style-name="T29_28"><text:s/></text:span><text:span text:style-name="T29_29">item</text:span><text:span text:style-name="T29_30">”<text:s/></text:span><text:span text:style-name="T29_31">even</text:span><text:span text:style-name="T29_32"><text:s/></text:span><text:span text:style-name="T29_33">if</text:span><text:span text:style-name="T29_34"><text:s/></text:span><text:span text:style-name="T29_35">the</text:span><text:span text:style-name="T29_36"><text:s/></text:span><text:span text:style-name="T29_37">physical</text:span><text:span text:style-name="T29_38"><text:s/></text:span><text:span text:style-name="T29_39">device</text:span><text:span text:style-name="T29_40"><text:s/></text:span><text:span text:style-name="T29_41">does</text:span><text:span text:style-name="T29_42"><text:s/></text:span><text:span text:style-name="T29_43">not</text:span><text:span text:style-name="T29_44"><text:s/></text:span><text:span text:style-name="T29_45">support</text:span><text:span text:style-name="T29_46"><text:s/></text:span><text:span text:style-name="T29_47">it</text:span><text:span text:style-name="T29_48">.</text:span></text:p>
      <text:p text:style-name="P30"/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